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3F0000044F42802D4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ource Code Pro Semibold" svg:font-family="'Source Code Pro Semibold'" style:font-pitch="fixed"/>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5.998cm" style:type="right" style:leader-style="dotted" style:leader-text="."/>
        </style:tab-stops>
      </style:paragraph-properties>
    </style:style>
    <style:style style:name="P4" style:family="paragraph" style:parent-style-name="Heading_20_1" style:list-style-name="">
      <style:paragraph-properties fo:break-before="page"/>
      <style:text-properties style:font-name="Liberation Sans" fo:language="cs" fo:country="CZ" officeooo:rsid="007b2b3d" officeooo:paragraph-rsid="007b2b3d"/>
    </style:style>
    <style:style style:name="P5" style:family="paragraph" style:parent-style-name="Text_20_body">
      <style:text-properties fo:language="cs" fo:country="CZ"/>
    </style:style>
    <style:style style:name="P6" style:family="paragraph" style:parent-style-name="Text_20_body">
      <style:text-properties fo:language="cs" fo:country="CZ" officeooo:rsid="008a53c0" officeooo:paragraph-rsid="008a53c0"/>
    </style:style>
    <style:style style:name="P7" style:family="paragraph" style:parent-style-name="Heading_20_1">
      <style:paragraph-properties fo:break-before="page"/>
      <style:text-properties style:font-name="Liberation Sans" fo:language="cs" fo:country="CZ" officeooo:rsid="002d4293" officeooo:paragraph-rsid="002d4293"/>
    </style:style>
    <style:style style:name="P8" style:family="paragraph" style:parent-style-name="Heading_20_2">
      <style:text-properties fo:font-weight="bold" officeooo:rsid="00419687" officeooo:paragraph-rsid="00419687" style:font-weight-asian="bold" style:font-weight-complex="bold"/>
    </style:style>
    <style:style style:name="P9" style:family="paragraph" style:parent-style-name="Text_20_body">
      <style:text-properties style:font-name="Liberation Serif" fo:language="cs" fo:country="CZ" officeooo:rsid="002e0b75" officeooo:paragraph-rsid="0044c08e"/>
    </style:style>
    <style:style style:name="P10" style:family="paragraph" style:parent-style-name="Heading_20_3">
      <style:text-properties fo:font-weight="normal" style:font-weight-asian="normal" style:font-weight-complex="normal"/>
    </style:style>
    <style:style style:name="P11" style:family="paragraph" style:parent-style-name="Text_20_body">
      <style:text-properties style:font-name="Liberation Serif" fo:language="cs" fo:country="CZ" officeooo:rsid="002e0b75" officeooo:paragraph-rsid="003f0542"/>
    </style:style>
    <style:style style:name="P12" style:family="paragraph" style:parent-style-name="Heading_20_3">
      <style:paragraph-properties fo:keep-with-next="always"/>
      <style:text-properties style:font-name="Liberation Sans" fo:font-weight="normal" officeooo:rsid="00d5bbac" officeooo:paragraph-rsid="00d5bbac" style:font-name-asian="Noto Sans CJK SC" style:font-weight-asian="normal" style:font-name-complex="Lohit Devanagari1" style:font-weight-complex="normal"/>
    </style:style>
    <style:style style:name="P13" style:family="paragraph" style:parent-style-name="Text_20_body">
      <style:text-properties style:font-name="Liberation Serif" fo:language="cs" fo:country="CZ" officeooo:rsid="00d5bbac" officeooo:paragraph-rsid="00d5bbac"/>
    </style:style>
    <style:style style:name="P14" style:family="paragraph" style:parent-style-name="Text_20_body">
      <style:text-properties style:font-name="Liberation Serif" fo:language="cs" fo:country="CZ" officeooo:rsid="002e0b75" officeooo:paragraph-rsid="0041ac73"/>
    </style:style>
    <style:style style:name="P15" style:family="paragraph" style:parent-style-name="Heading_20_3">
      <style:text-properties fo:font-weight="normal" officeooo:paragraph-rsid="0041e450" style:font-weight-asian="normal" style:font-weight-complex="normal"/>
    </style:style>
    <style:style style:name="P16" style:family="paragraph" style:parent-style-name="Heading_20_2">
      <style:text-properties officeooo:rsid="00465172" officeooo:paragraph-rsid="00465172"/>
    </style:style>
    <style:style style:name="P17" style:family="paragraph" style:parent-style-name="Text_20_body">
      <style:text-properties officeooo:rsid="00476bb2" officeooo:paragraph-rsid="004a67c5"/>
    </style:style>
    <style:style style:name="P18" style:family="paragraph" style:parent-style-name="Heading_20_3">
      <style:text-properties fo:language="cs" fo:country="CZ"/>
    </style:style>
    <style:style style:name="P19" style:family="paragraph" style:parent-style-name="Text_20_body">
      <style:text-properties fo:language="cs" fo:country="CZ" officeooo:rsid="004b95cd" officeooo:paragraph-rsid="004b95cd"/>
    </style:style>
    <style:style style:name="P20" style:family="paragraph" style:parent-style-name="Heading_20_3">
      <style:text-properties fo:language="cs" fo:country="CZ" fo:font-weight="normal" style:font-weight-asian="normal" style:font-weight-complex="normal"/>
    </style:style>
    <style:style style:name="P21" style:family="paragraph" style:parent-style-name="Text_20_body">
      <style:text-properties fo:language="cs" fo:country="CZ" officeooo:rsid="004f49ed" officeooo:paragraph-rsid="004f49ed"/>
    </style:style>
    <style:style style:name="P22" style:family="paragraph" style:parent-style-name="Heading_20_3">
      <style:paragraph-properties fo:break-before="column"/>
      <style:text-properties fo:language="cs" fo:country="CZ" fo:font-weight="normal" officeooo:rsid="0055bd7b" officeooo:paragraph-rsid="0055bd7b" style:font-weight-asian="normal" style:font-weight-complex="normal"/>
    </style:style>
    <style:style style:name="P23" style:family="paragraph" style:parent-style-name="Text_20_body">
      <style:text-properties fo:language="cs" fo:country="CZ" officeooo:rsid="0055bd7b" officeooo:paragraph-rsid="0055bd7b"/>
    </style:style>
    <style:style style:name="P24" style:family="paragraph" style:parent-style-name="Heading_20_3">
      <style:text-properties fo:language="cs" fo:country="CZ" fo:font-weight="normal" officeooo:rsid="005ae030" officeooo:paragraph-rsid="005ae030" style:font-weight-asian="normal" style:font-weight-complex="normal"/>
    </style:style>
    <style:style style:name="P25" style:family="paragraph" style:parent-style-name="Text_20_body">
      <style:text-properties fo:language="cs" fo:country="CZ" officeooo:rsid="005eec7c" officeooo:paragraph-rsid="005eec7c"/>
    </style:style>
    <style:style style:name="P26" style:family="paragraph" style:parent-style-name="Heading_20_1">
      <style:paragraph-properties fo:break-before="page"/>
      <style:text-properties officeooo:paragraph-rsid="002d4293"/>
    </style:style>
    <style:style style:name="P27" style:family="paragraph" style:parent-style-name="Heading_20_2">
      <style:text-properties fo:language="cs" fo:country="CZ"/>
    </style:style>
    <style:style style:name="P28" style:family="paragraph" style:parent-style-name="Text_20_body">
      <style:text-properties fo:language="cs" fo:country="CZ" officeooo:rsid="0067914d" officeooo:paragraph-rsid="0068ab2e"/>
    </style:style>
    <style:style style:name="P29" style:family="paragraph" style:parent-style-name="Heading_20_3">
      <style:text-properties fo:language="cs" fo:country="CZ" fo:font-weight="normal" officeooo:rsid="0068ab2e" officeooo:paragraph-rsid="0068ab2e" style:font-weight-asian="normal" style:font-weight-complex="normal"/>
    </style:style>
    <style:style style:name="P30" style:family="paragraph" style:parent-style-name="Text_20_body">
      <style:text-properties fo:language="cs" fo:country="CZ" officeooo:rsid="0068ab2e" officeooo:paragraph-rsid="0068ab2e"/>
    </style:style>
    <style:style style:name="P31" style:family="paragraph" style:parent-style-name="Heading_20_3">
      <style:text-properties fo:font-weight="normal" officeooo:rsid="006c22a4" officeooo:paragraph-rsid="006c22a4" style:font-weight-asian="normal" style:font-weight-complex="normal"/>
    </style:style>
    <style:style style:name="P32" style:family="paragraph" style:parent-style-name="Text_20_body">
      <style:text-properties officeooo:paragraph-rsid="00728b2e"/>
    </style:style>
    <style:style style:name="P33" style:family="paragraph" style:parent-style-name="Text_20_body">
      <style:text-properties fo:language="cs" fo:country="CZ" officeooo:rsid="00738582" officeooo:paragraph-rsid="00738582"/>
    </style:style>
    <style:style style:name="P34" style:family="paragraph" style:parent-style-name="Heading_20_3">
      <style:text-properties fo:language="cs" fo:country="CZ" fo:font-weight="normal" officeooo:rsid="00754037" officeooo:paragraph-rsid="00754037" style:font-weight-asian="normal" style:font-weight-complex="normal"/>
    </style:style>
    <style:style style:name="P35" style:family="paragraph" style:parent-style-name="Text_20_body">
      <style:text-properties fo:language="cs" fo:country="CZ" officeooo:rsid="00754037" officeooo:paragraph-rsid="00754037"/>
    </style:style>
    <style:style style:name="P36" style:family="paragraph" style:parent-style-name="Heading_20_3">
      <style:text-properties fo:font-weight="normal" officeooo:rsid="00768841" officeooo:paragraph-rsid="00768841" style:font-weight-asian="normal" style:font-weight-complex="normal"/>
    </style:style>
    <style:style style:name="P37" style:family="paragraph" style:parent-style-name="Text_20_body">
      <style:text-properties officeooo:rsid="00783617" officeooo:paragraph-rsid="00783617"/>
    </style:style>
    <style:style style:name="P38" style:family="paragraph" style:parent-style-name="Heading_20_3">
      <style:text-properties fo:font-weight="normal" officeooo:rsid="007ea770" officeooo:paragraph-rsid="007ea770" style:font-weight-asian="normal" style:font-weight-complex="normal"/>
    </style:style>
    <style:style style:name="P39" style:family="paragraph" style:parent-style-name="Text_20_body">
      <style:text-properties officeooo:rsid="007fc76e" officeooo:paragraph-rsid="007fc76e"/>
    </style:style>
    <style:style style:name="P40" style:family="paragraph" style:parent-style-name="Heading_20_1">
      <style:paragraph-properties fo:break-before="page"/>
      <style:text-properties officeooo:rsid="00823c85" officeooo:paragraph-rsid="00823c85"/>
    </style:style>
    <style:style style:name="P41" style:family="paragraph" style:parent-style-name="Heading_20_2">
      <style:text-properties fo:language="cs" fo:country="CZ" officeooo:rsid="00823c85" officeooo:paragraph-rsid="00823c85"/>
    </style:style>
    <style:style style:name="P42" style:family="paragraph" style:parent-style-name="Text_20_body">
      <style:text-properties fo:language="cs" fo:country="CZ" officeooo:rsid="00823c85" officeooo:paragraph-rsid="00823c85"/>
    </style:style>
    <style:style style:name="P43" style:family="paragraph" style:parent-style-name="Heading_20_3">
      <style:text-properties fo:language="cs" fo:country="CZ" fo:font-weight="normal" officeooo:rsid="0068ab2e" officeooo:paragraph-rsid="0083a419" style:font-weight-asian="normal" style:font-weight-complex="normal"/>
    </style:style>
    <style:style style:name="P44" style:family="paragraph" style:parent-style-name="Text_20_body">
      <style:text-properties fo:language="cs" fo:country="CZ" officeooo:rsid="0068ab2e" officeooo:paragraph-rsid="0083a419"/>
    </style:style>
    <style:style style:name="P45" style:family="paragraph" style:parent-style-name="Heading_20_3">
      <style:text-properties fo:language="cs" fo:country="CZ" fo:font-weight="normal" officeooo:rsid="00889b2d" officeooo:paragraph-rsid="00889b2d" style:font-weight-asian="normal" style:font-weight-complex="normal"/>
    </style:style>
    <style:style style:name="P46" style:family="paragraph" style:parent-style-name="Text_20_body">
      <style:text-properties fo:language="cs" fo:country="CZ" officeooo:rsid="00889b2d" officeooo:paragraph-rsid="00889b2d"/>
    </style:style>
    <style:style style:name="P47" style:family="paragraph" style:parent-style-name="Heading_20_3">
      <style:text-properties fo:font-weight="normal" officeooo:rsid="008ab25b" officeooo:paragraph-rsid="008ab25b" style:font-weight-asian="normal" style:font-weight-complex="normal"/>
    </style:style>
    <style:style style:name="P48" style:family="paragraph" style:parent-style-name="Text_20_body">
      <style:text-properties fo:language="cs" fo:country="CZ" officeooo:rsid="008ab25b" officeooo:paragraph-rsid="008ab25b"/>
    </style:style>
    <style:style style:name="P49" style:family="paragraph" style:parent-style-name="Heading_20_2">
      <style:text-properties fo:language="cs" fo:country="CZ" officeooo:rsid="0090f51f" officeooo:paragraph-rsid="0090f51f"/>
    </style:style>
    <style:style style:name="P50" style:family="paragraph" style:parent-style-name="Text_20_body">
      <style:text-properties fo:language="cs" fo:country="CZ" officeooo:rsid="0090f51f" officeooo:paragraph-rsid="0090f51f"/>
    </style:style>
    <style:style style:name="P51" style:family="paragraph" style:parent-style-name="Heading_20_3">
      <style:text-properties fo:language="cs" fo:country="CZ" fo:font-weight="normal" officeooo:rsid="0091dd09" officeooo:paragraph-rsid="0091dd09" style:font-weight-asian="normal" style:font-weight-complex="normal"/>
    </style:style>
    <style:style style:name="P52" style:family="paragraph" style:parent-style-name="Text_20_body">
      <style:text-properties officeooo:rsid="0091dd09" officeooo:paragraph-rsid="0091dd09"/>
    </style:style>
    <style:style style:name="P53" style:family="paragraph" style:parent-style-name="Heading_20_3">
      <style:text-properties fo:language="cs" fo:country="CZ" fo:font-weight="normal" officeooo:rsid="00950ff8" officeooo:paragraph-rsid="00950ff8" style:font-weight-asian="normal" style:font-weight-complex="normal"/>
    </style:style>
    <style:style style:name="P54" style:family="paragraph" style:parent-style-name="Text_20_body">
      <style:text-properties officeooo:rsid="00950ff8" officeooo:paragraph-rsid="00950ff8"/>
    </style:style>
    <style:style style:name="P55" style:family="paragraph" style:parent-style-name="Heading_20_3">
      <style:text-properties fo:language="cs" fo:country="CZ" fo:font-weight="normal" officeooo:rsid="00961739" officeooo:paragraph-rsid="00961739" style:font-weight-asian="normal" style:font-weight-complex="normal"/>
    </style:style>
    <style:style style:name="P56" style:family="paragraph" style:parent-style-name="Text_20_body">
      <style:text-properties officeooo:rsid="0096ae36" officeooo:paragraph-rsid="0096ef2f"/>
    </style:style>
    <style:style style:name="P57" style:family="paragraph" style:parent-style-name="Heading_20_3">
      <style:text-properties fo:font-weight="normal" officeooo:rsid="0098bb5f" officeooo:paragraph-rsid="0098bb5f" style:font-weight-asian="normal" style:font-weight-complex="normal"/>
    </style:style>
    <style:style style:name="P58" style:family="paragraph" style:parent-style-name="Text_20_body">
      <style:text-properties fo:language="cs" fo:country="CZ" officeooo:rsid="0098bb5f" officeooo:paragraph-rsid="0098bb5f"/>
    </style:style>
    <style:style style:name="P59" style:family="paragraph" style:parent-style-name="Heading_20_1">
      <style:paragraph-properties fo:break-before="page"/>
      <style:text-properties fo:language="cs" fo:country="CZ" officeooo:rsid="009a5980" officeooo:paragraph-rsid="009a5980"/>
    </style:style>
    <style:style style:name="P60" style:family="paragraph" style:parent-style-name="Text_20_body">
      <style:text-properties fo:language="cs" fo:country="CZ" officeooo:rsid="009b1302" officeooo:paragraph-rsid="009b1302"/>
    </style:style>
    <style:style style:name="P61" style:family="paragraph" style:parent-style-name="Heading_20_2">
      <style:text-properties fo:language="cs" fo:country="CZ" officeooo:rsid="009a5980" officeooo:paragraph-rsid="009a5980"/>
    </style:style>
    <style:style style:name="P62" style:family="paragraph" style:parent-style-name="Text_20_body">
      <style:text-properties officeooo:rsid="009b1302" officeooo:paragraph-rsid="009bb614"/>
    </style:style>
    <style:style style:name="P63" style:family="paragraph" style:parent-style-name="Text_20_body">
      <style:text-properties fo:language="cs" fo:country="CZ" officeooo:rsid="009e44d3" officeooo:paragraph-rsid="009e44d3"/>
    </style:style>
    <style:style style:name="P64" style:family="paragraph" style:parent-style-name="Heading_20_3">
      <style:text-properties fo:language="cs" fo:country="CZ" fo:font-weight="normal" officeooo:rsid="00a05fae" officeooo:paragraph-rsid="00a05fae" style:font-weight-asian="normal" style:font-weight-complex="normal"/>
    </style:style>
    <style:style style:name="P65" style:family="paragraph" style:parent-style-name="Text_20_body">
      <style:text-properties officeooo:rsid="00a05fae" officeooo:paragraph-rsid="00a76704"/>
    </style:style>
    <style:style style:name="P66" style:family="paragraph" style:parent-style-name="Heading_20_2">
      <style:text-properties officeooo:rsid="00a76704" officeooo:paragraph-rsid="00a76704"/>
    </style:style>
    <style:style style:name="P67" style:family="paragraph" style:parent-style-name="Text_20_body">
      <style:text-properties officeooo:rsid="00a76704" officeooo:paragraph-rsid="00a76704"/>
    </style:style>
    <style:style style:name="P68" style:family="paragraph" style:parent-style-name="Heading_20_3">
      <style:text-properties fo:font-weight="normal" officeooo:rsid="00a93519" officeooo:paragraph-rsid="00a93519" style:font-weight-asian="normal" style:font-weight-complex="normal"/>
    </style:style>
    <style:style style:name="P69" style:family="paragraph" style:parent-style-name="Text_20_body">
      <style:text-properties fo:language="cs" fo:country="CZ" officeooo:rsid="00aa1aea" officeooo:paragraph-rsid="00aa1aea"/>
    </style:style>
    <style:style style:name="P70" style:family="paragraph" style:parent-style-name="Heading_20_3">
      <style:text-properties fo:font-weight="normal" officeooo:rsid="00aadec3" officeooo:paragraph-rsid="00aadec3" style:font-weight-asian="normal" style:font-weight-complex="normal"/>
    </style:style>
    <style:style style:name="P71" style:family="paragraph" style:parent-style-name="Text_20_body">
      <style:text-properties officeooo:rsid="00aadec3" officeooo:paragraph-rsid="00aadec3"/>
    </style:style>
    <style:style style:name="P72" style:family="paragraph" style:parent-style-name="Heading_20_3">
      <style:text-properties fo:font-weight="normal" officeooo:rsid="00ac5101" officeooo:paragraph-rsid="00ac5101" style:font-weight-asian="normal" style:font-weight-complex="normal"/>
    </style:style>
    <style:style style:name="P73" style:family="paragraph" style:parent-style-name="Text_20_body">
      <style:text-properties fo:language="cs" fo:country="CZ" officeooo:rsid="00ac5101" officeooo:paragraph-rsid="00ac5101"/>
    </style:style>
    <style:style style:name="P74" style:family="paragraph" style:parent-style-name="Heading_20_3">
      <style:text-properties fo:font-weight="normal" officeooo:rsid="00b07878" officeooo:paragraph-rsid="00b07878" style:font-weight-asian="normal" style:font-weight-complex="normal"/>
    </style:style>
    <style:style style:name="P75" style:family="paragraph" style:parent-style-name="Text_20_body">
      <style:text-properties officeooo:rsid="00b07878" officeooo:paragraph-rsid="00b07878"/>
    </style:style>
    <style:style style:name="P76" style:family="paragraph" style:parent-style-name="Heading_20_1">
      <style:paragraph-properties fo:break-before="page"/>
      <style:text-properties officeooo:rsid="00b4ce6b" officeooo:paragraph-rsid="00b4ce6b"/>
    </style:style>
    <style:style style:name="P77" style:family="paragraph" style:parent-style-name="Text_20_body">
      <style:text-properties fo:language="cs" fo:country="CZ" officeooo:rsid="00b4ce6b" officeooo:paragraph-rsid="00b4ce6b"/>
    </style:style>
    <style:style style:name="P78" style:family="paragraph" style:parent-style-name="Heading_20_2">
      <style:text-properties officeooo:rsid="00b956f5" officeooo:paragraph-rsid="00b956f5"/>
    </style:style>
    <style:style style:name="P79" style:family="paragraph" style:parent-style-name="Text_20_body">
      <style:text-properties officeooo:rsid="00c45e24" officeooo:paragraph-rsid="00c45e24"/>
    </style:style>
    <style:style style:name="P80" style:family="paragraph" style:parent-style-name="Heading_20_3">
      <style:text-properties fo:font-weight="normal" officeooo:rsid="00b956f5" officeooo:paragraph-rsid="00b956f5" style:font-weight-asian="normal" style:font-weight-complex="normal"/>
    </style:style>
    <style:style style:name="P81" style:family="paragraph" style:parent-style-name="Text_20_body">
      <style:text-properties officeooo:rsid="00baabd9" officeooo:paragraph-rsid="00baabd9"/>
    </style:style>
    <style:style style:name="P82" style:family="paragraph" style:parent-style-name="Heading_20_3">
      <style:text-properties fo:font-weight="normal" officeooo:rsid="00c5e138" officeooo:paragraph-rsid="00c5e138" style:font-weight-asian="normal" style:font-weight-complex="normal"/>
    </style:style>
    <style:style style:name="P83" style:family="paragraph" style:parent-style-name="Text_20_body">
      <style:text-properties officeooo:rsid="00c5e138" officeooo:paragraph-rsid="00c9b48f"/>
    </style:style>
    <style:style style:name="P84" style:family="paragraph" style:parent-style-name="Heading_20_3">
      <style:text-properties fo:font-weight="normal" officeooo:rsid="00cbf57e" style:font-weight-asian="normal" style:font-weight-complex="normal"/>
    </style:style>
    <style:style style:name="P85" style:family="paragraph" style:parent-style-name="Text_20_body">
      <style:text-properties officeooo:rsid="00cbf57e" officeooo:paragraph-rsid="00cbf57e"/>
    </style:style>
    <style:style style:name="P86" style:family="paragraph" style:parent-style-name="Heading_20_2">
      <style:text-properties officeooo:rsid="00bc1498" officeooo:paragraph-rsid="00bc1498"/>
    </style:style>
    <style:style style:name="P87" style:family="paragraph" style:parent-style-name="Text_20_body">
      <style:text-properties officeooo:rsid="00bc1498" officeooo:paragraph-rsid="00bc1498"/>
    </style:style>
    <style:style style:name="P88" style:family="paragraph" style:parent-style-name="Heading_20_3">
      <style:text-properties fo:font-weight="normal" officeooo:rsid="00bd620c" officeooo:paragraph-rsid="00bd620c" style:font-weight-asian="normal" style:font-weight-complex="normal"/>
    </style:style>
    <style:style style:name="P89" style:family="paragraph" style:parent-style-name="Heading_20_3">
      <style:text-properties fo:font-weight="normal" officeooo:rsid="00c32c48" officeooo:paragraph-rsid="00c32c48" style:font-weight-asian="normal" style:font-weight-complex="normal"/>
    </style:style>
    <style:style style:name="P90" style:family="paragraph" style:parent-style-name="Text_20_body">
      <style:text-properties officeooo:rsid="00c32c48" officeooo:paragraph-rsid="00c32c48"/>
    </style:style>
    <style:style style:name="P91" style:family="paragraph" style:parent-style-name="Heading_20_3">
      <style:text-properties fo:font-weight="normal" officeooo:rsid="00c03d83" officeooo:paragraph-rsid="00c03d83" style:font-weight-asian="normal" style:font-weight-complex="normal"/>
    </style:style>
    <style:style style:name="P92" style:family="paragraph" style:parent-style-name="Text_20_body">
      <style:text-properties officeooo:rsid="00c03d83" officeooo:paragraph-rsid="00c03d83"/>
    </style:style>
    <style:style style:name="P93" style:family="paragraph" style:parent-style-name="Text_20_body">
      <style:text-properties fo:language="cs" fo:country="CZ" officeooo:rsid="00c32c48" officeooo:paragraph-rsid="00c32c48"/>
    </style:style>
    <style:style style:name="T1" style:family="text">
      <style:text-properties officeooo:rsid="00cf6e26"/>
    </style:style>
    <style:style style:name="T2" style:family="text">
      <style:text-properties officeooo:rsid="00d49838"/>
    </style:style>
    <style:style style:name="T3" style:family="text">
      <style:text-properties officeooo:rsid="007df810"/>
    </style:style>
    <style:style style:name="T4" style:family="text">
      <style:text-properties officeooo:rsid="007d1a2b"/>
    </style:style>
    <style:style style:name="T5" style:family="text">
      <style:text-properties officeooo:rsid="0098c2d7"/>
    </style:style>
    <style:style style:name="T6" style:family="text">
      <style:text-properties officeooo:rsid="00ac5101"/>
    </style:style>
    <style:style style:name="T7" style:family="text">
      <style:text-properties officeooo:rsid="00ad8ac8"/>
    </style:style>
    <style:style style:name="T8" style:family="text">
      <style:text-properties officeooo:rsid="0061ddc0"/>
    </style:style>
    <style:style style:name="T9" style:family="text">
      <style:text-properties officeooo:rsid="0044c08e"/>
    </style:style>
    <style:style style:name="T10" style:family="text">
      <style:text-properties officeooo:rsid="00387b69"/>
    </style:style>
    <style:style style:name="T11" style:family="text">
      <style:text-properties officeooo:rsid="003f0542"/>
    </style:style>
    <style:style style:name="T12" style:family="text">
      <style:text-properties officeooo:rsid="0034b274"/>
    </style:style>
    <style:style style:name="T13" style:family="text">
      <style:text-properties officeooo:rsid="0035031d"/>
    </style:style>
    <style:style style:name="T14" style:family="text">
      <style:text-properties officeooo:rsid="00419687"/>
    </style:style>
    <style:style style:name="T15" style:family="text">
      <style:text-properties officeooo:rsid="0036b343"/>
    </style:style>
    <style:style style:name="T16" style:family="text">
      <style:text-properties officeooo:rsid="003037c8"/>
    </style:style>
    <style:style style:name="T17" style:family="text">
      <style:text-properties officeooo:rsid="002f6e03"/>
    </style:style>
    <style:style style:name="T18" style:family="text">
      <style:text-properties officeooo:rsid="00303d78"/>
    </style:style>
    <style:style style:name="T19" style:family="text">
      <style:text-properties officeooo:rsid="0031d128"/>
    </style:style>
    <style:style style:name="T20" style:family="text">
      <style:text-properties officeooo:rsid="0032f81f"/>
    </style:style>
    <style:style style:name="T21" style:family="text">
      <style:text-properties officeooo:rsid="004fee3b"/>
    </style:style>
    <style:style style:name="T22" style:family="text">
      <style:text-properties fo:font-weight="normal" style:font-weight-asian="normal" style:font-weight-complex="normal"/>
    </style:style>
    <style:style style:name="T23" style:family="text">
      <style:text-properties fo:font-weight="normal" officeooo:rsid="00387b69" style:font-weight-asian="normal" style:font-weight-complex="normal"/>
    </style:style>
    <style:style style:name="T24" style:family="text">
      <style:text-properties fo:font-weight="normal" officeooo:rsid="00399bf3" style:font-weight-asian="normal" style:font-weight-complex="normal"/>
    </style:style>
    <style:style style:name="T25" style:family="text">
      <style:text-properties fo:font-weight="normal" officeooo:rsid="003a6e9c" style:font-weight-asian="normal" style:font-weight-complex="normal"/>
    </style:style>
    <style:style style:name="T26" style:family="text">
      <style:text-properties fo:font-weight="normal" officeooo:rsid="003ba3e4" style:font-weight-asian="normal" style:font-weight-complex="normal"/>
    </style:style>
    <style:style style:name="T27" style:family="text">
      <style:text-properties fo:font-weight="normal" officeooo:rsid="003c98b9" style:font-weight-asian="normal" style:font-weight-complex="normal"/>
    </style:style>
    <style:style style:name="T28" style:family="text">
      <style:text-properties fo:font-weight="normal" officeooo:rsid="003d56c0" style:font-weight-asian="normal" style:font-weight-complex="normal"/>
    </style:style>
    <style:style style:name="T29" style:family="text">
      <style:text-properties fo:font-weight="normal" officeooo:rsid="004fee3b" style:font-weight-asian="normal" style:font-weight-complex="normal"/>
    </style:style>
    <style:style style:name="T30" style:family="text">
      <style:text-properties fo:font-weight="normal" officeooo:rsid="00419687" style:font-weight-asian="normal" style:font-weight-complex="normal"/>
    </style:style>
    <style:style style:name="T31" style:family="text">
      <style:text-properties fo:font-weight="normal" officeooo:rsid="003f0542" style:font-weight-asian="normal" style:font-weight-complex="normal"/>
    </style:style>
    <style:style style:name="T32" style:family="text">
      <style:text-properties fo:font-weight="normal" officeooo:rsid="004096e5" style:font-weight-asian="normal" style:font-weight-complex="normal"/>
    </style:style>
    <style:style style:name="T33" style:family="text">
      <style:text-properties fo:font-weight="normal" officeooo:rsid="00407ede" style:font-weight-asian="normal" style:font-weight-complex="normal"/>
    </style:style>
    <style:style style:name="T34" style:family="text">
      <style:text-properties fo:font-weight="normal" officeooo:rsid="004182fa" style:font-weight-asian="normal" style:font-weight-complex="normal"/>
    </style:style>
    <style:style style:name="T35" style:family="text">
      <style:text-properties officeooo:rsid="0055bd7b"/>
    </style:style>
    <style:style style:name="T36" style:family="text">
      <style:text-properties officeooo:rsid="0041ac73"/>
    </style:style>
    <style:style style:name="T37" style:family="text">
      <style:text-properties officeooo:rsid="0041e450"/>
    </style:style>
    <style:style style:name="T38" style:family="text">
      <style:text-properties officeooo:rsid="00423be4"/>
    </style:style>
    <style:style style:name="T39" style:family="text">
      <style:text-properties officeooo:rsid="0042fbd2"/>
    </style:style>
    <style:style style:name="T40" style:family="text">
      <style:text-properties officeooo:rsid="00436bd9"/>
    </style:style>
    <style:style style:name="T41" style:family="text">
      <style:text-properties officeooo:rsid="00487b07"/>
    </style:style>
    <style:style style:name="T42" style:family="text">
      <style:text-properties fo:language="cs" fo:country="CZ"/>
    </style:style>
    <style:style style:name="T43" style:family="text">
      <style:text-properties fo:language="cs" fo:country="CZ" officeooo:rsid="00487b07"/>
    </style:style>
    <style:style style:name="T44" style:family="text">
      <style:text-properties fo:language="cs" fo:country="CZ" officeooo:rsid="0048bbbe"/>
    </style:style>
    <style:style style:name="T45" style:family="text">
      <style:text-properties fo:language="cs" fo:country="CZ" officeooo:rsid="00528d87"/>
    </style:style>
    <style:style style:name="T46" style:family="text">
      <style:text-properties fo:font-weight="normal" officeooo:rsid="004af44d" style:font-weight-asian="normal" style:font-weight-complex="normal"/>
    </style:style>
    <style:style style:name="T47" style:family="text">
      <style:text-properties officeooo:rsid="004af44d"/>
    </style:style>
    <style:style style:name="T48" style:family="text">
      <style:text-properties fo:font-weight="normal" officeooo:rsid="004b95cd" style:font-weight-asian="normal" style:font-weight-complex="normal"/>
    </style:style>
    <style:style style:name="T49" style:family="text">
      <style:text-properties officeooo:rsid="004b992e"/>
    </style:style>
    <style:style style:name="T50" style:family="text">
      <style:text-properties officeooo:rsid="004bd231"/>
    </style:style>
    <style:style style:name="T51" style:family="text">
      <style:text-properties officeooo:rsid="004d317f"/>
    </style:style>
    <style:style style:name="T52" style:family="text">
      <style:text-properties officeooo:rsid="00528d87"/>
    </style:style>
    <style:style style:name="T53" style:family="text">
      <style:text-properties officeooo:rsid="004ea3ec"/>
    </style:style>
    <style:style style:name="T54" style:family="text">
      <style:text-properties officeooo:rsid="0081369c"/>
    </style:style>
    <style:style style:name="T55" style:family="text">
      <style:text-properties officeooo:rsid="00509dfe"/>
    </style:style>
    <style:style style:name="T56" style:family="text">
      <style:text-properties fo:font-weight="normal" officeooo:rsid="00528d87" style:font-weight-asian="normal" style:font-weight-complex="normal"/>
    </style:style>
    <style:style style:name="T57" style:family="text">
      <style:text-properties fo:font-weight="normal" officeooo:rsid="00542003" style:font-weight-asian="normal" style:font-weight-complex="normal"/>
    </style:style>
    <style:style style:name="T58" style:family="text">
      <style:text-properties fo:font-weight="normal" officeooo:rsid="006078d8" style:font-weight-asian="normal" style:font-weight-complex="normal"/>
    </style:style>
    <style:style style:name="T59" style:family="text">
      <style:text-properties fo:font-weight="normal" officeooo:rsid="0054c54b" style:font-weight-asian="normal" style:font-weight-complex="normal"/>
    </style:style>
    <style:style style:name="T60" style:family="text">
      <style:text-properties fo:font-weight="normal" officeooo:rsid="0096ae36" style:font-weight-asian="normal" style:font-weight-complex="normal"/>
    </style:style>
    <style:style style:name="T61" style:family="text">
      <style:text-properties fo:font-weight="normal" officeooo:rsid="0056a465" style:font-weight-asian="normal" style:font-weight-complex="normal"/>
    </style:style>
    <style:style style:name="T62" style:family="text">
      <style:text-properties fo:font-weight="normal" officeooo:rsid="0057dbad" style:font-weight-asian="normal" style:font-weight-complex="normal"/>
    </style:style>
    <style:style style:name="T63" style:family="text">
      <style:text-properties fo:font-weight="normal" officeooo:rsid="005954f6" style:font-weight-asian="normal" style:font-weight-complex="normal"/>
    </style:style>
    <style:style style:name="T64" style:family="text">
      <style:text-properties fo:font-weight="normal" officeooo:rsid="005ae030" style:font-weight-asian="normal" style:font-weight-complex="normal"/>
    </style:style>
    <style:style style:name="T65" style:family="text">
      <style:text-properties fo:font-weight="normal" officeooo:rsid="00611c03" style:font-weight-asian="normal" style:font-weight-complex="normal"/>
    </style:style>
    <style:style style:name="T66" style:family="text">
      <style:text-properties fo:font-weight="normal" officeooo:rsid="0061ddc0" style:font-weight-asian="normal" style:font-weight-complex="normal"/>
    </style:style>
    <style:style style:name="T67" style:family="text">
      <style:text-properties fo:font-weight="normal" officeooo:rsid="0063b6dd" style:font-weight-asian="normal" style:font-weight-complex="normal"/>
    </style:style>
    <style:style style:name="T68" style:family="text">
      <style:text-properties fo:font-weight="normal" officeooo:rsid="006539ba" style:font-weight-asian="normal" style:font-weight-complex="normal"/>
    </style:style>
    <style:style style:name="T69" style:family="text">
      <style:text-properties fo:font-weight="normal" officeooo:rsid="006540fa" style:font-weight-asian="normal" style:font-weight-complex="normal"/>
    </style:style>
    <style:style style:name="T70" style:family="text">
      <style:text-properties fo:font-weight="normal" officeooo:rsid="00799cd8" style:font-weight-asian="normal" style:font-weight-complex="normal"/>
    </style:style>
    <style:style style:name="T71" style:family="text">
      <style:text-properties fo:font-weight="normal" officeooo:rsid="0068c192" style:font-weight-asian="normal" style:font-weight-complex="normal"/>
    </style:style>
    <style:style style:name="T72" style:family="text">
      <style:text-properties fo:font-weight="normal" officeooo:rsid="0081b433" style:font-weight-asian="normal" style:font-weight-complex="normal"/>
    </style:style>
    <style:style style:name="T73" style:family="text">
      <style:text-properties officeooo:rsid="006b5594"/>
    </style:style>
    <style:style style:name="T74" style:family="text">
      <style:text-properties officeooo:rsid="006c22a4"/>
    </style:style>
    <style:style style:name="T75" style:family="text">
      <style:text-properties officeooo:rsid="0068c192"/>
    </style:style>
    <style:style style:name="T76" style:family="text">
      <style:text-properties fo:font-weight="normal" officeooo:rsid="0068ab2e" style:font-weight-asian="normal" style:font-weight-complex="normal"/>
    </style:style>
    <style:style style:name="T77" style:family="text">
      <style:text-properties officeooo:rsid="006904df"/>
    </style:style>
    <style:style style:name="T78" style:family="text">
      <style:text-properties officeooo:rsid="00697b09"/>
    </style:style>
    <style:style style:name="T79" style:family="text">
      <style:text-properties fo:language="cs" fo:country="CZ" fo:font-weight="normal" officeooo:rsid="006cd6e2" style:font-weight-asian="normal" style:font-weight-complex="normal"/>
    </style:style>
    <style:style style:name="T80" style:family="text">
      <style:text-properties fo:language="cs" fo:country="CZ" fo:font-weight="normal" officeooo:rsid="00754037" style:font-weight-asian="normal" style:font-weight-complex="normal"/>
    </style:style>
    <style:style style:name="T81" style:family="text">
      <style:text-properties fo:language="cs" fo:country="CZ" fo:font-weight="normal" officeooo:rsid="006c22a4" style:font-weight-asian="normal" style:font-weight-complex="normal"/>
    </style:style>
    <style:style style:name="T82" style:family="text">
      <style:text-properties fo:language="cs" fo:country="CZ" fo:font-weight="normal" officeooo:rsid="006cedb1" style:font-weight-asian="normal" style:font-weight-complex="normal"/>
    </style:style>
    <style:style style:name="T83" style:family="text">
      <style:text-properties fo:language="cs" fo:country="CZ" fo:font-weight="normal" officeooo:rsid="006dfa89" style:font-weight-asian="normal" style:font-weight-complex="normal"/>
    </style:style>
    <style:style style:name="T84" style:family="text">
      <style:text-properties fo:language="cs" fo:country="CZ" fo:font-weight="normal" officeooo:rsid="006fb5bd" style:font-weight-asian="normal" style:font-weight-complex="normal"/>
    </style:style>
    <style:style style:name="T85" style:family="text">
      <style:text-properties fo:language="cs" fo:country="CZ" fo:font-weight="normal" officeooo:rsid="0071a274" style:font-weight-asian="normal" style:font-weight-complex="normal"/>
    </style:style>
    <style:style style:name="T86" style:family="text">
      <style:text-properties fo:language="cs" fo:country="CZ" fo:font-weight="normal" officeooo:rsid="00728b2e" style:font-weight-asian="normal" style:font-weight-complex="normal"/>
    </style:style>
    <style:style style:name="T87" style:family="text">
      <style:text-properties fo:language="cs" fo:country="CZ" fo:font-weight="bold" officeooo:rsid="00728b2e" style:font-weight-asian="bold" style:font-weight-complex="bold"/>
    </style:style>
    <style:style style:name="T88" style:family="text">
      <style:text-properties officeooo:rsid="007427b6"/>
    </style:style>
    <style:style style:name="T89" style:family="text">
      <style:text-properties officeooo:rsid="0075c5f3"/>
    </style:style>
    <style:style style:name="T90" style:family="text">
      <style:text-properties officeooo:rsid="0096ae36"/>
    </style:style>
    <style:style style:name="T91" style:family="text">
      <style:text-properties officeooo:rsid="00768841"/>
    </style:style>
    <style:style style:name="T92" style:family="text">
      <style:text-properties fo:language="cs" fo:country="CZ" fo:font-weight="normal" officeooo:rsid="00768841" style:font-weight-asian="normal" style:font-weight-complex="normal"/>
    </style:style>
    <style:style style:name="T93" style:family="text">
      <style:text-properties fo:language="cs" fo:country="CZ" fo:font-weight="normal" style:font-weight-asian="normal" style:font-weight-complex="normal"/>
    </style:style>
    <style:style style:name="T94" style:family="text">
      <style:text-properties fo:language="cs" fo:country="CZ" fo:font-weight="normal" officeooo:rsid="00799cd8" style:font-weight-asian="normal" style:font-weight-complex="normal"/>
    </style:style>
    <style:style style:name="T95" style:family="text">
      <style:text-properties fo:language="cs" fo:country="CZ" fo:font-weight="normal" officeooo:rsid="007ea770" style:font-weight-asian="normal" style:font-weight-complex="normal"/>
    </style:style>
    <style:style style:name="T96" style:family="text">
      <style:text-properties fo:language="cs" fo:country="CZ" fo:font-weight="normal" officeooo:rsid="0096ae36" style:font-weight-asian="normal" style:font-weight-complex="normal"/>
    </style:style>
    <style:style style:name="T97" style:family="text">
      <style:text-properties fo:font-weight="normal" officeooo:rsid="007ea770" style:font-weight-asian="normal" style:font-weight-complex="normal"/>
    </style:style>
    <style:style style:name="T98" style:family="text">
      <style:text-properties fo:language="cs" fo:country="CZ" fo:font-weight="normal" officeooo:rsid="0081369c" style:font-weight-asian="normal" style:font-weight-complex="normal"/>
    </style:style>
    <style:style style:name="T99" style:family="text">
      <style:text-properties fo:language="cs" fo:country="CZ" fo:font-weight="normal" officeooo:rsid="0081b433" style:font-weight-asian="normal" style:font-weight-complex="normal"/>
    </style:style>
    <style:style style:name="T100" style:family="text">
      <style:text-properties fo:language="cs" fo:country="CZ" fo:font-weight="normal" officeooo:rsid="0082187d" style:font-weight-asian="normal" style:font-weight-complex="normal"/>
    </style:style>
    <style:style style:name="T101" style:family="text">
      <style:text-properties fo:language="cs" fo:country="CZ" fo:font-weight="normal" officeooo:rsid="00823c85" style:font-weight-asian="normal" style:font-weight-complex="normal"/>
    </style:style>
    <style:style style:name="T102" style:family="text">
      <style:text-properties officeooo:rsid="0083a419"/>
    </style:style>
    <style:style style:name="T103" style:family="text">
      <style:text-properties fo:font-weight="normal" officeooo:rsid="0083a419" style:font-weight-asian="normal" style:font-weight-complex="normal"/>
    </style:style>
    <style:style style:name="T104" style:family="text">
      <style:text-properties fo:font-weight="normal" officeooo:rsid="0089062c" style:font-weight-asian="normal" style:font-weight-complex="normal"/>
    </style:style>
    <style:style style:name="T105" style:family="text">
      <style:text-properties fo:font-weight="normal" officeooo:rsid="008a347c" style:font-weight-asian="normal" style:font-weight-complex="normal"/>
    </style:style>
    <style:style style:name="T106" style:family="text">
      <style:text-properties fo:font-weight="normal" officeooo:rsid="008c71f9" style:font-weight-asian="normal" style:font-weight-complex="normal"/>
    </style:style>
    <style:style style:name="T107" style:family="text">
      <style:text-properties fo:font-weight="normal" officeooo:rsid="008cb945" style:font-weight-asian="normal" style:font-weight-complex="normal"/>
    </style:style>
    <style:style style:name="T108" style:family="text">
      <style:text-properties fo:font-weight="normal" officeooo:rsid="008e7085" style:font-weight-asian="normal" style:font-weight-complex="normal"/>
    </style:style>
    <style:style style:name="T109" style:family="text">
      <style:text-properties fo:font-weight="normal" officeooo:rsid="00901c12" style:font-weight-asian="normal" style:font-weight-complex="normal"/>
    </style:style>
    <style:style style:name="T110" style:family="text">
      <style:text-properties fo:font-weight="normal" officeooo:rsid="0090f51f" style:font-weight-asian="normal" style:font-weight-complex="normal"/>
    </style:style>
    <style:style style:name="T111" style:family="text">
      <style:text-properties officeooo:rsid="0091dd09"/>
    </style:style>
    <style:style style:name="T112" style:family="text">
      <style:text-properties fo:language="cs" fo:country="CZ" fo:font-weight="normal" officeooo:rsid="0093bab9" style:font-weight-asian="normal" style:font-weight-complex="normal"/>
    </style:style>
    <style:style style:name="T113" style:family="text">
      <style:text-properties fo:language="cs" fo:country="CZ" fo:font-weight="normal" officeooo:rsid="00950ff8" style:font-weight-asian="normal" style:font-weight-complex="normal"/>
    </style:style>
    <style:style style:name="T114" style:family="text">
      <style:text-properties fo:language="cs" fo:country="CZ" fo:font-weight="normal" officeooo:rsid="00961739" style:font-weight-asian="normal" style:font-weight-complex="normal"/>
    </style:style>
    <style:style style:name="T115" style:family="text">
      <style:text-properties fo:language="cs" fo:country="CZ" fo:font-weight="normal" officeooo:rsid="0095e4cd" style:font-weight-asian="normal" style:font-weight-complex="normal"/>
    </style:style>
    <style:style style:name="T116" style:family="text">
      <style:text-properties fo:language="cs" fo:country="CZ" fo:font-weight="normal" officeooo:rsid="0096ef2f" style:font-weight-asian="normal" style:font-weight-complex="normal"/>
    </style:style>
    <style:style style:name="T117" style:family="text">
      <style:text-properties fo:language="cs" fo:country="CZ" fo:font-weight="normal" officeooo:rsid="0055bd7b" style:font-weight-asian="normal" style:font-weight-complex="normal"/>
    </style:style>
    <style:style style:name="T118" style:family="text">
      <style:text-properties fo:language="cs" fo:country="CZ" fo:font-weight="normal" officeooo:rsid="0098bb5f" style:font-weight-asian="normal" style:font-weight-complex="normal"/>
    </style:style>
    <style:style style:name="T119" style:family="text">
      <style:text-properties fo:language="cs" fo:country="CZ" fo:font-weight="normal" officeooo:rsid="0056a465" style:font-weight-asian="normal" style:font-weight-complex="normal"/>
    </style:style>
    <style:style style:name="T120" style:family="text">
      <style:text-properties fo:language="cs" fo:country="CZ" fo:font-weight="normal" officeooo:rsid="0057dbad" style:font-weight-asian="normal" style:font-weight-complex="normal"/>
    </style:style>
    <style:style style:name="T121" style:family="text">
      <style:text-properties fo:language="cs" fo:country="CZ" fo:font-weight="normal" officeooo:rsid="005954f6" style:font-weight-asian="normal" style:font-weight-complex="normal"/>
    </style:style>
    <style:style style:name="T122" style:family="text">
      <style:text-properties fo:language="cs" fo:country="CZ" fo:font-weight="normal" officeooo:rsid="005ae030" style:font-weight-asian="normal" style:font-weight-complex="normal"/>
    </style:style>
    <style:style style:name="T123" style:family="text">
      <style:text-properties fo:font-weight="normal" officeooo:rsid="009a4a62" style:font-weight-asian="normal" style:font-weight-complex="normal"/>
    </style:style>
    <style:style style:name="T124" style:family="text">
      <style:text-properties fo:font-weight="normal" officeooo:rsid="009a5980" style:font-weight-asian="normal" style:font-weight-complex="normal"/>
    </style:style>
    <style:style style:name="T125" style:family="text">
      <style:text-properties fo:language="cs" fo:country="CZ" officeooo:rsid="009bb614"/>
    </style:style>
    <style:style style:name="T126" style:family="text">
      <style:text-properties fo:language="cs" fo:country="CZ" officeooo:rsid="009f1caf"/>
    </style:style>
    <style:style style:name="T127" style:family="text">
      <style:text-properties fo:language="cs" fo:country="CZ" officeooo:rsid="009e44d3"/>
    </style:style>
    <style:style style:name="T128" style:family="text">
      <style:text-properties fo:language="cs" fo:country="CZ" officeooo:rsid="00a05fae"/>
    </style:style>
    <style:style style:name="T129" style:family="text">
      <style:text-properties fo:language="cs" fo:country="CZ" fo:font-weight="normal" officeooo:rsid="009e44d3" style:font-weight-asian="normal" style:font-weight-complex="normal"/>
    </style:style>
    <style:style style:name="T130" style:family="text">
      <style:text-properties fo:language="cs" fo:country="CZ" fo:font-weight="normal" officeooo:rsid="00a28159" style:font-weight-asian="normal" style:font-weight-complex="normal"/>
    </style:style>
    <style:style style:name="T131" style:family="text">
      <style:text-properties fo:language="cs" fo:country="CZ" fo:font-weight="normal" officeooo:rsid="00a3e945" style:font-weight-asian="normal" style:font-weight-complex="normal"/>
    </style:style>
    <style:style style:name="T132" style:family="text">
      <style:text-properties fo:language="cs" fo:country="CZ" fo:font-weight="normal" officeooo:rsid="00a3ff31" style:font-weight-asian="normal" style:font-weight-complex="normal"/>
    </style:style>
    <style:style style:name="T133" style:family="text">
      <style:text-properties fo:language="cs" fo:country="CZ" fo:font-weight="normal" officeooo:rsid="00a56efb" style:font-weight-asian="normal" style:font-weight-complex="normal"/>
    </style:style>
    <style:style style:name="T134" style:family="text">
      <style:text-properties fo:language="cs" fo:country="CZ" fo:font-weight="normal" officeooo:rsid="00a76704" style:font-weight-asian="normal" style:font-weight-complex="normal"/>
    </style:style>
    <style:style style:name="T135" style:family="text">
      <style:text-properties fo:language="cs" fo:country="CZ" fo:font-weight="normal" officeooo:rsid="00aa1aea" style:font-weight-asian="normal" style:font-weight-complex="normal"/>
    </style:style>
    <style:style style:name="T136" style:family="text">
      <style:text-properties fo:language="cs" fo:country="CZ" fo:font-weight="normal" officeooo:rsid="00aa449b" style:font-weight-asian="normal" style:font-weight-complex="normal"/>
    </style:style>
    <style:style style:name="T137" style:family="text">
      <style:text-properties fo:language="cs" fo:country="CZ" officeooo:rsid="00a93519"/>
    </style:style>
    <style:style style:name="T138" style:family="text">
      <style:text-properties fo:language="cs" fo:country="CZ" officeooo:rsid="00aad7d1"/>
    </style:style>
    <style:style style:name="T139" style:family="text">
      <style:text-properties fo:language="cs" fo:country="CZ" officeooo:rsid="00ab4293"/>
    </style:style>
    <style:style style:name="T140" style:family="text">
      <style:text-properties fo:font-weight="normal" officeooo:rsid="00a93519" style:font-weight-asian="normal" style:font-weight-complex="normal"/>
    </style:style>
    <style:style style:name="T141" style:family="text">
      <style:text-properties fo:font-weight="normal" officeooo:rsid="00aad7d1" style:font-weight-asian="normal" style:font-weight-complex="normal"/>
    </style:style>
    <style:style style:name="T142" style:family="text">
      <style:text-properties fo:font-weight="normal" officeooo:rsid="00aadec3" style:font-weight-asian="normal" style:font-weight-complex="normal"/>
    </style:style>
    <style:style style:name="T143" style:family="text">
      <style:text-properties fo:language="cs" fo:country="CZ" fo:font-weight="normal" officeooo:rsid="00b3c61e" style:font-weight-asian="normal" style:font-weight-complex="normal"/>
    </style:style>
    <style:style style:name="T144" style:family="text">
      <style:text-properties fo:language="cs" fo:country="CZ" fo:font-weight="normal" officeooo:rsid="00ab4293" style:font-weight-asian="normal" style:font-weight-complex="normal"/>
    </style:style>
    <style:style style:name="T145" style:family="text">
      <style:text-properties fo:language="cs" fo:country="CZ" fo:font-weight="normal" officeooo:rsid="00ac5101" style:font-weight-asian="normal" style:font-weight-complex="normal"/>
    </style:style>
    <style:style style:name="T146" style:family="text">
      <style:text-properties fo:language="cs" fo:country="CZ" fo:font-weight="normal" officeooo:rsid="00b07878" style:font-weight-asian="normal" style:font-weight-complex="normal"/>
    </style:style>
    <style:style style:name="T147" style:family="text">
      <style:text-properties fo:font-weight="normal" officeooo:rsid="00aebbb7" style:font-weight-asian="normal" style:font-weight-complex="normal"/>
    </style:style>
    <style:style style:name="T148" style:family="text">
      <style:text-properties fo:font-weight="normal" officeooo:rsid="00afb9df" style:font-weight-asian="normal" style:font-weight-complex="normal"/>
    </style:style>
    <style:style style:name="T149" style:family="text">
      <style:text-properties fo:font-weight="normal" officeooo:rsid="00b07878" style:font-weight-asian="normal" style:font-weight-complex="normal"/>
    </style:style>
    <style:style style:name="T150" style:family="text">
      <style:text-properties fo:language="cs" fo:country="CZ" fo:font-weight="normal" officeooo:rsid="00b17d82" style:font-weight-asian="normal" style:font-weight-complex="normal"/>
    </style:style>
    <style:style style:name="T151" style:family="text">
      <style:text-properties fo:language="cs" fo:country="CZ" fo:font-weight="normal" officeooo:rsid="00b25f86" style:font-weight-asian="normal" style:font-weight-complex="normal"/>
    </style:style>
    <style:style style:name="T152" style:family="text">
      <style:text-properties officeooo:rsid="00b7b846"/>
    </style:style>
    <style:style style:name="T153" style:family="text">
      <style:text-properties officeooo:rsid="00b7e2d3"/>
    </style:style>
    <style:style style:name="T154" style:family="text">
      <style:text-properties officeooo:rsid="00b956f5"/>
    </style:style>
    <style:style style:name="T155" style:family="text">
      <style:text-properties fo:font-weight="normal" officeooo:rsid="00b956f5" style:font-weight-asian="normal" style:font-weight-complex="normal"/>
    </style:style>
    <style:style style:name="T156" style:family="text">
      <style:text-properties fo:language="cs" fo:country="CZ" fo:font-weight="normal" officeooo:rsid="00bc1498" style:font-weight-asian="normal" style:font-weight-complex="normal"/>
    </style:style>
    <style:style style:name="T157" style:family="text">
      <style:text-properties fo:language="cs" fo:country="CZ" fo:font-weight="normal" officeooo:rsid="00c89c1d" style:font-weight-asian="normal" style:font-weight-complex="normal"/>
    </style:style>
    <style:style style:name="T158" style:family="text">
      <style:text-properties fo:language="cs" fo:country="CZ" fo:font-weight="normal" officeooo:rsid="00c8d1b1" style:font-weight-asian="normal" style:font-weight-complex="normal"/>
    </style:style>
    <style:style style:name="T159" style:family="text">
      <style:text-properties fo:language="cs" fo:country="CZ" fo:font-weight="normal" officeooo:rsid="00c9b48f" style:font-weight-asian="normal" style:font-weight-complex="normal"/>
    </style:style>
    <style:style style:name="T160" style:family="text">
      <style:text-properties fo:language="cs" fo:country="CZ" fo:font-weight="normal" officeooo:rsid="00cb8d1a" style:font-weight-asian="normal" style:font-weight-complex="normal"/>
    </style:style>
    <style:style style:name="T161" style:family="text">
      <style:text-properties fo:language="cs" fo:country="CZ" fo:font-weight="normal" officeooo:rsid="00cd5208" style:font-weight-asian="normal" style:font-weight-complex="normal"/>
    </style:style>
    <style:style style:name="T162" style:family="text">
      <style:text-properties fo:language="cs" fo:country="CZ" fo:font-weight="normal" officeooo:rsid="00cde0d7" style:font-weight-asian="normal" style:font-weight-complex="normal"/>
    </style:style>
    <style:style style:name="T163" style:family="text">
      <style:text-properties fo:language="cs" fo:country="CZ" officeooo:rsid="00bd620c"/>
    </style:style>
    <style:style style:name="T164" style:family="text">
      <style:text-properties fo:language="cs" fo:country="CZ" officeooo:rsid="00c32c48"/>
    </style:style>
    <style:style style:name="T165" style:family="text">
      <style:text-properties fo:language="cs" fo:country="CZ" officeooo:rsid="00c36b66"/>
    </style:style>
    <style:style style:name="T166" style:family="text">
      <style:text-properties officeooo:rsid="00bd620c"/>
    </style:style>
    <style:style style:name="T167" style:family="text">
      <style:text-properties fo:language="cs" fo:country="CZ" officeooo:rsid="00be2fca"/>
    </style:style>
    <style:style style:name="T168" style:family="text">
      <style:text-properties fo:language="cs" fo:country="CZ" officeooo:rsid="00bf3a2f"/>
    </style:style>
    <style:style style:name="T169" style:family="text">
      <style:text-properties fo:language="cs" fo:country="CZ" fo:font-weight="normal" officeooo:rsid="00bf3a2f" style:font-weight-asian="normal" style:font-weight-complex="normal"/>
    </style:style>
    <style:style style:name="T170" style:family="text">
      <style:text-properties fo:language="cs" fo:country="CZ" fo:font-weight="normal" officeooo:rsid="00c36b66" style:font-weight-asian="normal" style:font-weight-complex="normal"/>
    </style:style>
    <style:style style:name="T171" style:family="text">
      <style:text-properties fo:language="cs" fo:country="CZ" fo:font-weight="normal" officeooo:rsid="00c19a46" style:font-weight-asian="normal" style:font-weight-complex="normal"/>
    </style:style>
    <style:style style:name="T172" style:family="text">
      <style:text-properties fo:language="cs" fo:country="CZ" fo:font-weight="normal" officeooo:rsid="00c32c48" style:font-weight-asian="normal" style:font-weight-complex="normal"/>
    </style:style>
    <style:style style:name="T173" style:family="text">
      <style:text-properties fo:font-weight="normal" officeooo:rsid="00c36b66" style:font-weight-asian="normal" style:font-weight-complex="normal"/>
    </style:style>
    <style:style style:name="fr1" style:family="graphic" style:parent-style-name="Graphics">
      <style:graphic-properties style:run-through="foreground" style:wrap="run-through" style:number-wrapped-paragraphs="1"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Obsah</text:p>
          </text:index-title>
          <text:p text:style-name="P1"><text:a xlink:type="simple" xlink:href="#__RefHeading___Toc1025_1088975550" text:style-name="Index_20_Link" text:visited-style-name="Index_20_Link">Úvod<text:tab/>3</text:a></text:p>
          <text:p text:style-name="P1"><text:a xlink:type="simple" xlink:href="#__RefHeading___Toc415_1285551830" text:style-name="Index_20_Link" text:visited-style-name="Index_20_Link">Pondělí<text:tab/>4</text:a></text:p>
          <text:p text:style-name="P2"><text:a xlink:type="simple" xlink:href="#__RefHeading___Toc518_1285551830" text:style-name="Index_20_Link" text:visited-style-name="Index_20_Link">Dopoledne<text:tab/>4</text:a></text:p>
          <text:p text:style-name="P3"><text:a xlink:type="simple" xlink:href="#__RefHeading___Toc494_1285551830" text:style-name="Index_20_Link" text:visited-style-name="Index_20_Link">Učení se jmen s míčky<text:tab/>4</text:a></text:p>
          <text:p text:style-name="P3"><text:a xlink:type="simple" xlink:href="#__RefHeading___Toc496_1285551830" text:style-name="Index_20_Link" text:visited-style-name="Index_20_Link">Chodící a povídací seznamovačka<text:tab/>4</text:a></text:p>
          <text:p text:style-name="P3"><text:a xlink:type="simple" xlink:href="#__RefHeading___Toc2323_3060589015" text:style-name="Index_20_Link" text:visited-style-name="Index_20_Link">Rozehřívačka pro méně dětí s kartami<text:tab/>4</text:a></text:p>
          <text:p text:style-name="P3"><text:a xlink:type="simple" xlink:href="#__RefHeading___Toc520_1285551830" text:style-name="Index_20_Link" text:visited-style-name="Index_20_Link">Povídání obecně o informatice<text:tab/>5</text:a></text:p>
          <text:p text:style-name="P3"><text:a xlink:type="simple" xlink:href="#__RefHeading___Toc522_1285551830" text:style-name="Index_20_Link" text:visited-style-name="Index_20_Link">Instrukce pro ovládání pohybu člověka<text:tab/>5</text:a></text:p>
          <text:p text:style-name="P3"><text:a xlink:type="simple" xlink:href="#__RefHeading___Toc657_1285551830" text:style-name="Index_20_Link" text:visited-style-name="Index_20_Link">Úvod o počítači<text:tab/>5</text:a></text:p>
          <text:p text:style-name="P2"><text:a xlink:type="simple" xlink:href="#__RefHeading___Toc659_1285551830" text:style-name="Index_20_Link" text:visited-style-name="Index_20_Link">Odpoledne<text:tab/>5</text:a></text:p>
          <text:p text:style-name="P3"><text:a xlink:type="simple" xlink:href="#__RefHeading___Toc661_1285551830" text:style-name="Index_20_Link" text:visited-style-name="Index_20_Link">Poznávačka komponent počítače<text:tab/>5</text:a></text:p>
          <text:p text:style-name="P3"><text:a xlink:type="simple" xlink:href="#__RefHeading___Toc663_1285551830" text:style-name="Index_20_Link" text:visited-style-name="Index_20_Link">Úvod k programování a programovacím jazykům<text:tab/>6</text:a></text:p>
          <text:p text:style-name="P3"><text:a xlink:type="simple" xlink:href="#__RefHeading___Toc665_1285551830" text:style-name="Index_20_Link" text:visited-style-name="Index_20_Link">Ovládej svého člověka<text:tab/>6</text:a></text:p>
          <text:p text:style-name="P3"><text:a xlink:type="simple" xlink:href="#__RefHeading___Toc834_3956565641" text:style-name="Index_20_Link" text:visited-style-name="Index_20_Link">Ukončovací aktivita dne<text:tab/>6</text:a></text:p>
          <text:p text:style-name="P1"><text:a xlink:type="simple" xlink:href="#__RefHeading___Toc417_1285551830" text:style-name="Index_20_Link" text:visited-style-name="Index_20_Link">Úterý<text:tab/>7</text:a></text:p>
          <text:p text:style-name="P2"><text:a xlink:type="simple" xlink:href="#__RefHeading___Toc836_3956565641" text:style-name="Index_20_Link" text:visited-style-name="Index_20_Link">Dopoledne<text:tab/>7</text:a></text:p>
          <text:p text:style-name="P3"><text:a xlink:type="simple" xlink:href="#__RefHeading___Toc838_3956565641" text:style-name="Index_20_Link" text:visited-style-name="Index_20_Link">Chodící a povídací rozehřívačka<text:tab/>7</text:a></text:p>
          <text:p text:style-name="P3"><text:a xlink:type="simple" xlink:href="#__RefHeading___Toc840_3956565641" text:style-name="Index_20_Link" text:visited-style-name="Index_20_Link">Úvod ke kódování v binární soustavě<text:tab/>7</text:a></text:p>
          <text:p text:style-name="P3"><text:a xlink:type="simple" xlink:href="#__RefHeading___Toc842_3956565641" text:style-name="Index_20_Link" text:visited-style-name="Index_20_Link">Prakticky kódování v binární soustavě a v UTF<text:tab/>7</text:a></text:p>
          <text:p text:style-name="P2"><text:a xlink:type="simple" xlink:href="#__RefHeading___Toc844_3956565641" text:style-name="Index_20_Link" text:visited-style-name="Index_20_Link">Odpoledne<text:tab/>7</text:a></text:p>
          <text:p text:style-name="P3"><text:a xlink:type="simple" xlink:href="#__RefHeading___Toc1006_1088975550" text:style-name="Index_20_Link" text:visited-style-name="Index_20_Link">Procházka a diskuze AI boom<text:tab/>7</text:a></text:p>
          <text:p text:style-name="P3"><text:a xlink:type="simple" xlink:href="#__RefHeading___Toc1008_1088975550" text:style-name="Index_20_Link" text:visited-style-name="Index_20_Link">Šifrovačka s UTF tabulkou<text:tab/>8</text:a></text:p>
          <text:p text:style-name="P3"><text:a xlink:type="simple" xlink:href="#__RefHeading___Toc1055_2817858216" text:style-name="Index_20_Link" text:visited-style-name="Index_20_Link">Ukončovací aktivita dne<text:tab/>8</text:a></text:p>
          <text:p text:style-name="P1"><text:a xlink:type="simple" xlink:href="#__RefHeading___Toc1057_2817858216" text:style-name="Index_20_Link" text:visited-style-name="Index_20_Link">Středa<text:tab/>9</text:a></text:p>
          <text:p text:style-name="P2"><text:a xlink:type="simple" xlink:href="#__RefHeading___Toc1059_2817858216" text:style-name="Index_20_Link" text:visited-style-name="Index_20_Link">Dopoledne<text:tab/>9</text:a></text:p>
          <text:p text:style-name="P3"><text:a xlink:type="simple" xlink:href="#__RefHeading___Toc838_3956565641%20Copy%201" text:style-name="Index_20_Link" text:visited-style-name="Index_20_Link">Chodící a povídací rozehřívačka<text:tab/>9</text:a></text:p>
          <text:p text:style-name="P3"><text:a xlink:type="simple" xlink:href="#__RefHeading___Toc1154_2817858216" text:style-name="Index_20_Link" text:visited-style-name="Index_20_Link">Úvod do počítačových sítí<text:tab/>9</text:a></text:p>
          <text:p text:style-name="P3"><text:a xlink:type="simple" xlink:href="#__RefHeading___Toc1156_2817858216" text:style-name="Index_20_Link" text:visited-style-name="Index_20_Link">Hra simulace počítačové sítě<text:tab/>9</text:a></text:p>
          <text:p text:style-name="P2"><text:a xlink:type="simple" xlink:href="#__RefHeading___Toc1158_2817858216" text:style-name="Index_20_Link" text:visited-style-name="Index_20_Link">Odpoledne<text:tab/>9</text:a></text:p>
          <text:p text:style-name="P3"><text:a xlink:type="simple" xlink:href="#__RefHeading___Toc1160_2817858216" text:style-name="Index_20_Link" text:visited-style-name="Index_20_Link">Diskuze, téma dle zájmu<text:tab/>9</text:a></text:p>
          <text:p text:style-name="P3"><text:a xlink:type="simple" xlink:href="#__RefHeading___Toc1162_2817858216" text:style-name="Index_20_Link" text:visited-style-name="Index_20_Link">Opakování programování a počítačů<text:tab/>10</text:a></text:p>
          <text:p text:style-name="P3"><text:a xlink:type="simple" xlink:href="#__RefHeading___Toc1164_2817858216" text:style-name="Index_20_Link" text:visited-style-name="Index_20_Link">Znovu oprášení hry ovládej svého člověka<text:tab/>10</text:a></text:p>
          <text:p text:style-name="P3"><text:a xlink:type="simple" xlink:href="#__RefHeading___Toc1166_2817858216" text:style-name="Index_20_Link" text:visited-style-name="Index_20_Link">Ukončovací aktivita dne<text:tab/>10</text:a></text:p>
          <text:p text:style-name="P1"><text:a xlink:type="simple" xlink:href="#__RefHeading___Toc1532_3149625952" text:style-name="Index_20_Link" text:visited-style-name="Index_20_Link">Čtvrtek<text:tab/>11</text:a></text:p>
          <text:p text:style-name="P2"><text:a xlink:type="simple" xlink:href="#__RefHeading___Toc1534_3149625952" text:style-name="Index_20_Link" text:visited-style-name="Index_20_Link">Dopoledne<text:tab/>11</text:a></text:p>
          <text:p text:style-name="P3"><text:a xlink:type="simple" xlink:href="#__RefHeading___Toc1536_3149625952" text:style-name="Index_20_Link" text:visited-style-name="Index_20_Link">Uvítání na SPŠE Olomouc<text:tab/>11</text:a></text:p>
          <text:p text:style-name="P3"><text:a xlink:type="simple" xlink:href="#__RefHeading___Toc1538_3149625952" text:style-name="Index_20_Link" text:visited-style-name="Index_20_Link">Programování v Pythonu<text:tab/>11</text:a></text:p>
          <text:p text:style-name="P2"><text:a xlink:type="simple" xlink:href="#__RefHeading___Toc1540_3149625952" text:style-name="Index_20_Link" text:visited-style-name="Index_20_Link">Odpoledne<text:tab/>11</text:a></text:p>
          <text:p text:style-name="P3"><text:a xlink:type="simple" xlink:href="#__RefHeading___Toc1542_3149625952" text:style-name="Index_20_Link" text:visited-style-name="Index_20_Link">Poobědová diskuze<text:tab/>12</text:a></text:p>
          <text:p text:style-name="P3"><text:a xlink:type="simple" xlink:href="#__RefHeading___Toc1544_3149625952" text:style-name="Index_20_Link" text:visited-style-name="Index_20_Link">Programování Micro:bitu<text:tab/>12</text:a></text:p>
          <text:p text:style-name="P3"><text:a xlink:type="simple" xlink:href="#__RefHeading___Toc1611_3149625952" text:style-name="Index_20_Link" text:visited-style-name="Index_20_Link"><text:soft-page-break/>Výstavka z Micro:bitů<text:tab/>12</text:a></text:p>
          <text:p text:style-name="P3"><text:a xlink:type="simple" xlink:href="#__RefHeading___Toc1613_3149625952" text:style-name="Index_20_Link" text:visited-style-name="Index_20_Link">Ukončovací aktivita dne<text:tab/>12</text:a></text:p>
          <text:p text:style-name="P1"><text:a xlink:type="simple" xlink:href="#__RefHeading___Toc1615_3149625952" text:style-name="Index_20_Link" text:visited-style-name="Index_20_Link">Pátek<text:tab/>13</text:a></text:p>
          <text:p text:style-name="P2"><text:a xlink:type="simple" xlink:href="#__RefHeading___Toc1667_3149625952" text:style-name="Index_20_Link" text:visited-style-name="Index_20_Link">Dopoledne<text:tab/>13</text:a></text:p>
          <text:p text:style-name="P3"><text:a xlink:type="simple" xlink:href="#__RefHeading___Toc1669_3149625952" text:style-name="Index_20_Link" text:visited-style-name="Index_20_Link">Chodící a povídací rozehřívačka<text:tab/>13</text:a></text:p>
          <text:p text:style-name="P3"><text:a xlink:type="simple" xlink:href="#__RefHeading___Toc2130_1288694735" text:style-name="Index_20_Link" text:visited-style-name="Index_20_Link">Tichá pošta alá počítačová síť<text:tab/>13</text:a></text:p>
          <text:p text:style-name="P3"><text:a xlink:type="simple" xlink:href="#__RefHeading___Toc2132_1288694735" text:style-name="Index_20_Link" text:visited-style-name="Index_20_Link">Procházka po městě a hledání informatiky<text:tab/>13</text:a></text:p>
          <text:p text:style-name="P2"><text:a xlink:type="simple" xlink:href="#__RefHeading___Toc1671_3149625952" text:style-name="Index_20_Link" text:visited-style-name="Index_20_Link">Odpoledne<text:tab/>13</text:a></text:p>
          <text:p text:style-name="P3"><text:a xlink:type="simple" xlink:href="#__RefHeading___Toc1673_3149625952" text:style-name="Index_20_Link" text:visited-style-name="Index_20_Link">Finální diskuze<text:tab/>14</text:a></text:p>
          <text:p text:style-name="P3"><text:a xlink:type="simple" xlink:href="#__RefHeading___Toc1675_3149625952" text:style-name="Index_20_Link" text:visited-style-name="Index_20_Link">Pohybová aktivita<text:tab/>14</text:a></text:p>
          <text:p text:style-name="P3"><text:a xlink:type="simple" xlink:href="#__RefHeading___Toc1677_3149625952" text:style-name="Index_20_Link" text:visited-style-name="Index_20_Link">Hledání diplomů<text:tab/>14</text:a></text:p>
          <text:p text:style-name="P3"><text:a xlink:type="simple" xlink:href="#__RefHeading___Toc1679_3149625952" text:style-name="Index_20_Link" text:visited-style-name="Index_20_Link">Příprava výstavky<text:tab/>14</text:a></text:p>
        </text:index-body>
      </text:table-of-content>
      <text:p text:style-name="Standard"/>
      <text:h text:style-name="P4" text:outline-level="1"><text:bookmark-start text:name="__RefHeading___Toc1025_1088975550"/>Úvod<text:bookmark-end text:name="__RefHeading___Toc1025_1088975550"/></text:h>
      <text:p text:style-name="P5"><text:bookmark-start text:name="__RefHeading___Toc1027_1088975550"/><text:tab/>Tady jsou aktivity, kterým bychom se měli věnovat během týd<text:span text:style-name="T1">n</text:span><text:span text:style-name="T2">e</text:span>, nejspíš to nedopadne úplně podle představ a budeme muset tu a tam improvizovat <text:span text:style-name="T3">(zkracovat a prodlužovat aktivity)</text:span> nicméně zmákneme to. Tohle je dokument čistě pro nás, vedoucí, nicméně současně vzniká i dokument pro děti, budou to pracovní listy, které každé ráno dostanou a budeme s nimi celý den pracovat. <text:span text:style-name="T4">Důležité info je, že ve čtvrtek budeme na SPŠE Olomouc, tedy sraz bude tam. Očekávám, že na náš příměšťák přijdou spíše starší děti (blíže k hranici 15 let než 11) a nejspíš více kluků než holek.</text:span><text:bookmark-end text:name="__RefHeading___Toc1027_1088975550"/></text:p>
      <text:p text:style-name="P6"><text:tab/>K aktivitám budeme potřebovat hlavně tužky a papíry, k některým i míčky (najdeme ve skladu) či počítačové součástky (ty vyhrabu doma). <text:span text:style-name="T5">Aktivity zde napsané budou rozumně podle potřeby proložené drobnými pohybovými aktivitami zhruba na 5 minut, aby si děti odfrkli od informatických témat. </text:span></text:p>
      <text:p text:style-name="P6"><text:tab/><text:span text:style-name="T6">Během dne na SPŠE si naprogramujeme Micro:bity tak, aby tvořili nějaký obrazec, následně během posledního dne je položíme na výstavku a necháme rodiče si s nimi pohrát. Mohlo by to být něco jako: v klidovém stavu blikají nějakým způsobem LEDky </text:span><text:span text:style-name="T7">(je jedno jakým)</text:span><text:span text:style-name="T6">, </text:span><text:span text:style-name="T7">po zmáčknutí tlačítka se zobrazí písmeno, které ale po 3 sekundách zmizí, úkolem řešitele je z těchto písmen poskládat slovo, což je tajenkou, za vyřešení tajenky dostane řešitel (rodič) nějakou drobnost (vytiskl bych na 3D tiskárně). </text:span><text:span text:style-name="T6"><text:s text:c="2"/></text:span></text:p>
      <text:p text:style-name="P6"/>
      <text:h text:style-name="P7" text:outline-level="1"><text:bookmark-start text:name="__RefHeading___Toc415_1285551830"/>P<text:span text:style-name="T8">ondělí</text:span><text:bookmark-end text:name="__RefHeading___Toc415_1285551830"/></text:h>
      <text:h text:style-name="P8" text:outline-level="2"><text:bookmark-start text:name="__RefHeading___Toc518_1285551830"/>Dopoledne<text:bookmark-end text:name="__RefHeading___Toc518_1285551830"/></text:h>
      <text:p text:style-name="P9"><text:span text:style-name="T9">Čas trávíme venku, pokud to půjde, ideálně někde ve stínu. Mezi druhou a třetí aktivitou bude svačina (pokud by nevycházelo tak můžeme začít i třetí aktivitu). Po skončení poslední dopolední aktivity jdeme společně na oběd. </text:span>Dopoledne strávíme seznamováním se a povídáním o tom, co to vlastně informatika je <text:span text:style-name="T9">a taky o tom co je to počítač</text:span>, k tomu pomůžou aktivity jako <text:span text:style-name="T10">(první bude probíhat </text:span><text:span text:style-name="T11">v pořadí </text:span><text:span text:style-name="T10">první):</text:span></text:p>
      <text:h text:style-name="P10" text:outline-level="3"><text:bookmark-start text:name="__RefHeading___Toc494_1285551830"/>Učení se jmen s míčky<text:bookmark-end text:name="__RefHeading___Toc494_1285551830"/></text:h>
      <text:p text:style-name="P11"><text:span text:style-name="T12">Postavíme se do kolečka, projedeme si svoje jména. Následně </text:span><text:span text:style-name="T13">si házíme míčky a vždy řekneme jméno toho, komu ho háži a jdu na jeho místo v kroužku, takto pořád dokola. Vedoucí hlídá aby se prostřídali všechny děti. Postupně přidáváme víc míčku do té doby než je z toho kompletní chaos, pak končíme. Odhadovaný čas je zhruba 15 </text:span><text:span text:style-name="T14">až </text:span><text:span text:style-name="T15">20</text:span><text:span text:style-name="T13"> minut. </text:span><text:span text:style-name="T15">(je to úplná klasika ale nesmí to chybět abychom věděli svá jména)</text:span></text:p>
      <text:h text:style-name="P10" text:outline-level="3"><text:bookmark-start text:name="__RefHeading___Toc496_1285551830"/><text:span text:style-name="T16">Chodící</text:span> <text:span text:style-name="T16">a povídací </text:span>seznamovačka<text:bookmark-end text:name="__RefHeading___Toc496_1285551830"/></text:h>
      <text:p text:style-name="P11"><text:span text:style-name="T17">Skupinka dětí chodí</text:span> náhodně po vyhrazením místě, vedoucí řekne stop a řekne otázku, <text:span text:style-name="T17">dítě najde </text:span>nejbližší<text:span text:style-name="T17">ho kolegu a dojdou k sobě, <text:s/></text:span>snaží se přijít na odpověď nebo odpoví <text:span text:style-name="T17">sami za</text:span> sebe na tuto otázku. Čas na jednu otázku je 30 až 90 sekund podle otázky a pokud si ještě děti povídají. <text:span text:style-name="T17">Lze zakombinovat do seznamovačky v bodě kdy si děti hledají partnera např. skákání po jedné noze, kroucení hlavou, taneček, … </text:span><text:span text:style-name="T16">Příklady vhodných otázek pro naši skupinku: </text:span><text:span text:style-name="T18">Máš notebook nebo počítač? Hraješ nějakou hru? Používáš umělou inteligenci při dělaní úkolů do školy? Na začátek aktivity otázky jako: Odkud jsi a co se ti tam líbí? Kam by ses rád podíval, </text:span><text:span text:style-name="T19">město/místo</text:span><text:span text:style-name="T18">? </text:span><text:span text:style-name="T20">Mícháš si krupicovou kaši? (a takové další klasiky). </text:span><text:span text:style-name="T12">O</text:span><text:span text:style-name="T20">dhadovaný čas je zhruba 2</text:span><text:span text:style-name="T21">5</text:span><text:span text:style-name="T20"> </text:span><text:span text:style-name="T14">až </text:span><text:span text:style-name="T20">40 minut, </text:span><text:span text:style-name="T12">zhruba 20 otázek, postupem bychom se měli dostat ke složitějším otázkám.</text:span></text:p>
      <text:h text:style-name="P12" text:outline-level="3"><text:bookmark-start text:name="__RefHeading___Toc2323_3060589015"/>Rozehřívačka pro méně dětí s kartami<text:bookmark-end text:name="__RefHeading___Toc2323_3060589015"/></text:h>
      <text:p text:style-name="P13">Sedneme si do kroužku, vedoucí má připravené otázky. Postupně taháme karty, kdo si vytáhne černou kartu (listy/piky) odpovídá na otázku. Takto projdeme 10-20 otázek. Tahle aktivita je alternativou pro chodící a povídací seznamovačku/rozehřívačku.</text:p>
      <text:h text:style-name="Heading_20_3" text:outline-level="3"><text:bookmark-start text:name="__RefHeading___Toc520_1285551830"/><text:soft-page-break/><text:span text:style-name="T22">Povídání obecně o informatice</text:span><text:bookmark-end text:name="__RefHeading___Toc520_1285551830"/></text:h>
      <text:p text:style-name="P11"><text:span text:style-name="T23">Sedneme si někam pod strom</text:span><text:span text:style-name="T24"> do kroužku a </text:span><text:span text:style-name="T25">budeme si povídat a zamýšlet se nad informatikou. Konkrétně: Děti dostanou papíry a tužky, bude to klasické: „Co vás napadne když se řekne informatika?“. Postupně si projdeme všechny děti a zkusíme se nad tím zamyslet </text:span><text:span text:style-name="T26">a ideálně se zkusit začít diskuzi. </text:span><text:span text:style-name="T27">Měli bychom se dostat k tomu, co vše se schovává pod pojmem informatika a kde všude se dnes využívá, jak důležitý to je vědní obor atd.</text:span><text:span text:style-name="T26"> Taky v během této aktivity projdeme jaké témata by bavily děti na diskuzích další dny (např. programování počítačových her, boom umělé inteligence </text:span><text:span text:style-name="T27">či vlivu sociálních sítí/ počítačových her na člověka </text:span><text:span text:style-name="T26">…)</text:span><text:span text:style-name="T25">. </text:span><text:span text:style-name="T28">Odhadovaný čas je zhruba 3</text:span><text:span text:style-name="T29">5</text:span><text:span text:style-name="T28"> </text:span><text:span text:style-name="T30">až </text:span><text:span text:style-name="T28">45 minut.</text:span></text:p>
      <text:h text:style-name="P10" text:outline-level="3" text:is-list-header="true"><text:bookmark-start text:name="__RefHeading___Toc522_1285551830"/>Instrukce pro ovládání pohybu člověka<text:bookmark-end text:name="__RefHeading___Toc522_1285551830"/></text:h>
      <text:p text:style-name="P14"><text:span text:style-name="T31">Jedná se o drobnou pohybovou aktivitu, kde se skupinka rozdělí na dvojice až trojice a společně se budou snažit přijít na co nejvíce užitečných „instrukcí“ </text:span><text:span text:style-name="T32">(příkaz typu udělej krok, zvedni ruku, ...)</text:span><text:span text:style-name="T31">, kter</text:span><text:span text:style-name="T33">ými mohou ovládat pohyb člověka (za předpokladu, že je člověk poslouchá). Jeden z dvojice/trojice bude „ovládaný“ a </text:span><text:span text:style-name="T32">společně vymyslí jaké různé instrukce jsou potřeba na jeho ovládání </text:span><text:span text:style-name="T34">a tyto instrukce by si měli členové dvojice/trojice vyzkoušet, jestli jsou všechny potřebné atd</text:span><text:span text:style-name="T32">. </text:span><text:span text:style-name="T34">Tyto instrukce si děti zapíší na papír (budeme s nimi pracovat dále). </text:span><text:span text:style-name="T30">Odhadovaný čas je </text:span><text:span text:style-name="T29">20</text:span><text:span text:style-name="T30"> až </text:span><text:span text:style-name="T29">30</text:span><text:span text:style-name="T30"> minut.</text:span></text:p>
      <text:h text:style-name="P15" text:outline-level="3"><text:bookmark-start text:name="__RefHeading___Toc657_1285551830"/><text:span text:style-name="T35">Úvod </text:span><text:span text:style-name="T36">o počítači</text:span><text:bookmark-end text:name="__RefHeading___Toc657_1285551830"/></text:h>
      <text:p text:style-name="P5"><text:span text:style-name="T37">Začneme si povídat o počítači, co označujeme jako počítač a kde všude jsou dnes počítače. Řekneme si něco o historii počítačů a </text:span><text:span text:style-name="T38">jak nás počítače ovlivňují. Aktivita bude vedena stylem diskuze, budeme se snažit nad vším zamyslet proč to tak je. </text:span><text:span text:style-name="T39">Aktivitu oživíme jednoduchou hrou s míčem, kde si házíme míč a snažíme se vymyslet odpověď na danou otázku. </text:span><text:span text:style-name="T40">Otázky vymýšlí za běhu vedoucí. Odhadovaný čas je zhruba 15 až 2</text:span><text:span text:style-name="T41">0 </text:span><text:span text:style-name="T40">minut </text:span><text:span text:style-name="T21">(popřípadě až do oběda)</text:span><text:span text:style-name="T40">. </text:span></text:p>
      <text:h text:style-name="P16" text:outline-level="2"><text:bookmark-start text:name="__RefHeading___Toc659_1285551830"/>Odpoledne<text:bookmark-end text:name="__RefHeading___Toc659_1285551830"/></text:h>
      <text:p text:style-name="P17"><text:span text:style-name="T42">Odpoledne strávíme venku, pokud to bude možné. </text:span><text:span text:style-name="T43">Začneme s více technickými aktivitami. Mezi druhou a třetí aktivitou bude </text:span><text:span text:style-name="T44">svačinka </text:span><text:span text:style-name="T45">(popřípadě během druhé aktivity si uděláme pauzu pokud bychom nestíhali)</text:span><text:span text:style-name="T44">. </text:span></text:p>
      <text:h text:style-name="P18" text:outline-level="3"><text:bookmark-start text:name="__RefHeading___Toc661_1285551830"/><text:span text:style-name="T46">Poznávačka</text:span><text:span text:style-name="T47"> </text:span><text:span text:style-name="T48">komponent</text:span><text:span text:style-name="T47"> </text:span><text:span text:style-name="T46">počítače</text:span><text:bookmark-end text:name="__RefHeading___Toc661_1285551830"/></text:h>
      <text:p text:style-name="P19">Jako vedoucí donesu počítačové komponenty, které se mi válí doma. Bude se jednat o procesor, základní desku notebooku a telefonu, zdroj, display atd. Tyhle komponenty budou rozmístěny po daném místě. Každ<text:span text:style-name="T49">é dítě si projde rozmístěné věci a zapíše si, co </text:span><text:span text:style-name="T50">to</text:span><text:span text:style-name="T49"> je ale hlavně k čemu to slouží. </text:span><text:soft-page-break/><text:span text:style-name="T50">Následně si vyhodnotíme kdo toho uhádl nejvíce a ten dostane drobnou cenu </text:span><text:span text:style-name="T51">(asi starou RAMku, mám jich dost). Následně se pobavíme o tom k čemu tyhle komponenty v počítači slouží a jak spolu komunikují, </text:span><text:span text:style-name="T21">více pozo</text:span><text:span text:style-name="T52">r</text:span><text:span text:style-name="T21">nosti dostane procesor</text:span><text:span text:style-name="T51">. </text:span><text:span text:style-name="T53">Odhadovaná doba je zhruba </text:span><text:span text:style-name="T54">50</text:span><text:span text:style-name="T53"> až </text:span><text:span text:style-name="T54">6</text:span><text:span text:style-name="T53">0 minut.</text:span></text:p>
      <text:h text:style-name="P20" text:outline-level="3" text:is-list-header="true"><text:bookmark-start text:name="__RefHeading___Toc663_1285551830"/>Úvod k programování a prog<text:span text:style-name="T55">r</text:span>amovacím jazykům<text:bookmark-end text:name="__RefHeading___Toc663_1285551830"/></text:h>
      <text:p text:style-name="P21"><text:span text:style-name="T22">Aktivita formou diskuze, budeme se snažit na to jak počítač který jsme si viděli v minulé aktivitě vlastně můžeme ovládat, tím se dostaneme k programování. </text:span><text:span text:style-name="T29">Ukážeme si jak může vypadat program a kód programu a co vlastně dělá. </text:span><text:span text:style-name="T56">Projdeme si pár programovacích jazyků </text:span><text:span text:style-name="T57">a k čemu se dnes používají. Představíme si koncept instrukce v počítači. </text:span><text:span text:style-name="T58">Tahle aktivita bude sloužit i k přípravě na následující aktivitu.</text:span><text:span text:style-name="T57"> </text:span><text:span text:style-name="T59">Odhadovaný doba je </text:span><text:span text:style-name="T60">25</text:span><text:span text:style-name="T59"> až </text:span><text:span text:style-name="T60">35</text:span><text:span text:style-name="T59"> minut.</text:span></text:p>
      <text:h text:style-name="P22" text:outline-level="3"><text:bookmark-start text:name="__RefHeading___Toc665_1285551830"/>Ovládej svého člověka<text:bookmark-end text:name="__RefHeading___Toc665_1285551830"/></text:h>
      <text:p text:style-name="P23"><text:span text:style-name="T22">Vedoucí připraví v daném prostoru start a cíl popřípadě nějaké překážky (</text:span><text:span text:style-name="T61">4</text:span><text:span text:style-name="T22"> dráhy, </text:span><text:span text:style-name="T61">vedoucí budou měřit čas průchodu, vždy se bude závodit jen na 2 drahách zároveň</text:span><text:span text:style-name="T22">). Dvojice/trojice které vymýšlely instrukce pro ovládání člověka si je vyzkouší, vyberou jednoho </text:span><text:span text:style-name="T62">(v průběhu se mohou střídat)</text:span><text:span text:style-name="T22"> „ovládaného“, zavážou mu oči a zbytek dvojice/trojice ho bude navádět od startu k cíli. „Ovládaný“ může vykonávat jen instrukce, které si vymysleli, </text:span><text:span text:style-name="T63">následně si vyzkouší i „instrukční </text:span><text:span text:style-name="T64">sady</text:span><text:span text:style-name="T63">“ </text:span><text:span text:style-name="T64">ostatních dvojic/trojic</text:span><text:span text:style-name="T22">. </text:span><text:span text:style-name="T63">Odhadovaná doba je </text:span><text:span text:style-name="T60">40</text:span><text:span text:style-name="T63"> až </text:span><text:span text:style-name="T60">50</text:span><text:span text:style-name="T63"> minut.</text:span></text:p>
      <text:h text:style-name="P24" text:outline-level="3"><text:bookmark-start text:name="__RefHeading___Toc834_3956565641"/>Ukončovací aktivita dne<text:bookmark-end text:name="__RefHeading___Toc834_3956565641"/></text:h>
      <text:p text:style-name="P25"><text:span text:style-name="T22">Zkusíme si ještě jednou projít svá jména. </text:span><text:span text:style-name="T64">P</text:span><text:span text:style-name="T22">rojdeme si vše co jsme se dozvěděli a probírali během dne, vedoucí bude klást otázky na ověření, že si děti něco zapamatovaly. Zmíníme se o plánu na zítra </text:span><text:span text:style-name="T65">a další dny, probereme organizační věci. Předpokládá se, že během této aktivity </text:span><text:span text:style-name="T66">budou postupně děti odcházet. Pokud bude chuť tak si zahrajeme drobnou pohybovou aktivitu. </text:span><text:span text:style-name="T67">Např. </text:span><text:span text:style-name="T68">házení míčků do obruče, vždy dvě dvojice proti sobě, snažím se trefit obruč soupeře, </text:span><text:span text:style-name="T69">děti si nahrávají</text:span><text:span text:style-name="T68">. </text:span><text:span text:style-name="T69">(nebo jakákoli na místě vymyšlená hra, </text:span><text:span text:style-name="T70">třeba vybíjená</text:span><text:span text:style-name="T69">). </text:span><text:span text:style-name="T71">Odhadovaná doba je 20 až 30 minut popřípadě kolik bude potřeba (tedy klidně i delší </text:span><text:span text:style-name="T72">ale pravděpodobně spíš kratší</text:span><text:span text:style-name="T71">).</text:span></text:p>
      <text:h text:style-name="P26" text:outline-level="1"><text:bookmark-start text:name="__RefHeading___Toc417_1285551830"/><text:span text:style-name="T8">Úterý</text:span> <text:bookmark-end text:name="__RefHeading___Toc417_1285551830"/></text:h>
      <text:h text:style-name="P27" text:outline-level="2"><text:bookmark-start text:name="__RefHeading___Toc836_3956565641"/>Dopoledne<text:bookmark-end text:name="__RefHeading___Toc836_3956565641"/></text:h>
      <text:p text:style-name="P28">Začneme rozehřívací aktivitou a pak se už vrhneme na kódování čísel v binární soustavě, operace s nimi a následně kódování ASCII a UTF. <text:span text:style-name="T73">Mezi druhou a třetí aktivitou by měla být </text:span><text:span text:style-name="T74">svačinka.</text:span></text:p>
      <text:h text:style-name="P29" text:outline-level="3"><text:bookmark-start text:name="__RefHeading___Toc838_3956565641"/>Chodící a povídací rozehřívačka<text:bookmark-end text:name="__RefHeading___Toc838_3956565641"/></text:h>
      <text:p text:style-name="P30">Aktivita obdobná jako předchozí den (děti chodí po daném místě, vedoucí řekne stop a řekne otázku, ...), jen kratší a s jinými otázkami. Otázky by měli navazovat na včerejší program a <text:span text:style-name="T75">na témata která vyplynula během včerejška. Odhadovaná doba je 15 až 25 minut.</text:span></text:p>
      <text:h text:style-name="P18" text:outline-level="3"><text:bookmark-start text:name="__RefHeading___Toc840_3956565641"/><text:span text:style-name="T76">Úvod ke kódování v binární soustavě</text:span> <text:bookmark-end text:name="__RefHeading___Toc840_3956565641"/></text:h>
      <text:p text:style-name="P30">Projdeme si teoreticky <text:span text:style-name="T75">formou diskuze </text:span><text:span text:style-name="T77">(nechápe prostor pro zamyšlení, pro navrhnutí řešení a pro vypsání myšlenek dětí) </text:span><text:span text:style-name="T75">proč počítače používají </text:span><text:span text:style-name="T77">binární soustavu a proč je dobré ji umět číst i jako člověk. Vysvětlíme si jak obecně počítač ukládá informace v binární soustavě, </text:span><text:span text:style-name="T78">zkusíme přijít na to, jak se informace posílají. </text:span><text:span text:style-name="T73">Odhadovaná doba je 30 až 40 minut.</text:span></text:p>
      <text:h text:style-name="P31" text:outline-level="3"><text:bookmark-start text:name="__RefHeading___Toc842_3956565641"/>Prakticky kódování v binární soustavě a v UTF<text:bookmark-end text:name="__RefHeading___Toc842_3956565641"/></text:h>
      <text:p text:style-name="P32"><text:span text:style-name="T79">Navážeme na předchozí teoretickou aktivitu, </text:span><text:span text:style-name="T80">je to náročnější aktivita</text:span><text:span text:style-name="T79">. </text:span><text:span text:style-name="T81">Prakticky si projdeme jak funguje binární soustava, </text:span><text:span text:style-name="T79">jak se v ní počítá a zkusíme si kódování i záporných čísel pomocí dvojkového doplňku (tedy i pojem negace). Zmíníme se o </text:span><text:span text:style-name="T82">šestnáctkové soustavě a o adresaci paměti v počítači (jen velmi krátce a velmi zjednodušeně). </text:span><text:span text:style-name="T83">Vše si projdeme s dostatkem příkladů abychom se to reálně naučili. Projdeme si i jak prakticky funguje kódování znaků </text:span><text:span text:style-name="T84">v počítači (teda ASCII a UTF tabulky kódování) a zkus</text:span><text:span text:style-name="T85">í</text:span><text:span text:style-name="T84">me </text:span><text:span text:style-name="T85">si zakódovat několik vět. (Aktivita bude obsahovat i následující: děti něco napíší v binární soustavě a jiné dítě to bude luštit zpět do čísel nebo </text:span><text:span text:style-name="T86">slov</text:span><text:span text:style-name="T85">). </text:span><text:span text:style-name="T86">Odhadovaná doba je 70 až 80 minut popřípadě tak, aby to vyšlo do oběda.</text:span></text:p>
      <text:h text:style-name="Heading_20_2" text:outline-level="2"><text:bookmark-start text:name="__RefHeading___Toc844_3956565641"/><text:span text:style-name="T87">Odpoledne</text:span> <text:bookmark-end text:name="__RefHeading___Toc844_3956565641"/></text:h>
      <text:p text:style-name="P33">Odpoledne <text:span text:style-name="T88">se po obědě projdeme směrem k poděbradům a cestou si projdeme téma AI boom, později bude šifrovačka. Svačina bude mezi první a druhou aktivitou.</text:span></text:p>
      <text:h text:style-name="P34" text:outline-level="3"><text:bookmark-start text:name="__RefHeading___Toc1006_1088975550"/>Procházka a diskuze AI boom<text:bookmark-end text:name="__RefHeading___Toc1006_1088975550"/></text:h>
      <text:p text:style-name="P35">Během této aktivity se projdeme směrem k Poděbradům (uvidíme jak rychle půjdeme, nemusíme tam dojít a otočit se v půlce). Půjdeme lehkým tempem a hlavně si projdeme téma AI boom. <text:soft-page-break/>Budeme se zamýšlet, kde se dnes AI využívá a kde a jak ho využívám já, každé dítě by se mělo zapojit do diskuze. Zkusíme také spolu přijít na to, jak by se AI software mohl vyvíjet v blízké budoucnosti. Tahle aktivita by měla být „na pohodu“, odpočineme si po náročném dopoledni a obědě (po něm můžeme diskuzi začít v sedě a až po chvíli vstát a vyrazit). Snažme se reálně zažehnout diskuzi, AI je aktuální a „hot“ téma, nemuselo by to být zase tak těžké. <text:span text:style-name="T89">Odhadovaná doba je </text:span><text:span text:style-name="T90">6</text:span><text:span text:style-name="T91">0 až </text:span><text:span text:style-name="T90">7</text:span><text:span text:style-name="T91">0 minut, popřípadě zkrátíme či protáhneme abychom stihli svačinu. </text:span></text:p>
      <text:h text:style-name="P36" text:outline-level="3"><text:bookmark-start text:name="__RefHeading___Toc1008_1088975550"/>Šifrovačka s UTF tabulkou<text:bookmark-end text:name="__RefHeading___Toc1008_1088975550"/></text:h>
      <text:p text:style-name="P37"><text:span text:style-name="T92">V</text:span><text:span text:style-name="T93">edoucí připraví pracovní list se zakódovanými informacemi, bude se jednat například o významná jména informatiky nebo o významná čísla. Děti vyluští podle tabulky a se znalostmi z dopoledne co je zašifrováno. Podle nálady z toho můžeme udělat soutěž, kdo to zvládne nejrychleji dostane drobnost. </text:span><text:span text:style-name="T94">Následně si projdeme vyluštěné pojmy a zkusíme si o tom co jsme to vyluštili něco říci. </text:span><text:span text:style-name="T95">Odhadovaná doba je </text:span><text:span text:style-name="T96">5</text:span><text:span text:style-name="T95">0 až </text:span><text:span text:style-name="T96">6</text:span><text:span text:style-name="T95">0 minut.</text:span></text:p>
      <text:h text:style-name="P38" text:outline-level="3"><text:bookmark-start text:name="__RefHeading___Toc1055_2817858216"/>Ukončovací aktivita dne<text:bookmark-end text:name="__RefHeading___Toc1055_2817858216"/></text:h>
      <text:p text:style-name="P39"><text:span text:style-name="T97">P</text:span><text:span text:style-name="T22">rojdeme </text:span><text:span text:style-name="T93">si co jsme během dne dělali, popovídáme i o předchozí aktivitě a </text:span><text:span text:style-name="T98">ukončíme ji. </text:span><text:span text:style-name="T99">Zahrajeme si drobnou pohybovou aktivitu a </text:span><text:span text:style-name="T100">řekneme si co budeme dělat zítra a dořešíme případné organizační věci. </text:span><text:span text:style-name="T101">Během této aktivity by měli děti postupně odcházet. Odhadovaná době je 30 až 40 minut popřípadě více abychom vyplnili čas. Pokud by zbývalo více času tak se můžeme vrátit k včerejším tématům či si zkusit ještě něco zakódovat nebo spočítat v binární soustavě.</text:span></text:p>
      <text:h text:style-name="P40" text:outline-level="1"><text:bookmark-start text:name="__RefHeading___Toc1057_2817858216"/>Středa<text:bookmark-end text:name="__RefHeading___Toc1057_2817858216"/><text:span text:style-name="T42"/></text:h>
      <text:h text:style-name="P41" text:outline-level="2"><text:bookmark-start text:name="__RefHeading___Toc1059_2817858216"/>Dopoledne<text:bookmark-end text:name="__RefHeading___Toc1059_2817858216"/></text:h>
      <text:p text:style-name="P42">Po rozehříva<text:span text:style-name="T102">cí</text:span> aktivitě se vrhneme na <text:span text:style-name="T102">počítačové sítě a internet. Svačinka by měla být zase mezi třetí a čtvrtou aktivitou. </text:span></text:p>
      <text:h text:style-name="P43" text:outline-level="3"><text:bookmark-start text:name="__RefHeading___Toc838_3956565641 Copy 1"/>Chodící a povídací rozehřívačka<text:bookmark-end text:name="__RefHeading___Toc838_3956565641 Copy 1"/></text:h>
      <text:p text:style-name="P44"><text:span text:style-name="T22">Aktivita obdobná jako předchozí den </text:span><text:span text:style-name="T103">zas a znova</text:span><text:span text:style-name="T22"> (děti chodí po daném místě, vedoucí řekne stop a řekne otázku, ...), jen kratší a s jinými otázkami. Otázky by měli navazovat na včerejší program a </text:span><text:span text:style-name="T71">na témata která vyplynula během včerejška. Odhadovaná doba je 15 až 25 minut.</text:span></text:p>
      <text:h text:style-name="P45" text:outline-level="3"><text:bookmark-start text:name="__RefHeading___Toc1154_2817858216"/>Úvod do počítačových sítí<text:bookmark-end text:name="__RefHeading___Toc1154_2817858216"/></text:h>
      <text:p text:style-name="P46"><text:span text:style-name="T22">Během této aktivity se připravíme na následující praktickou aktivitu. </text:span><text:span text:style-name="T104">Povíme si co to jsou počítačové sítě a za jakých částí se skládají, které zařízení se používají pro přenos dat v počítačových sítích a jakým způsobem se data posílají. Tato aktivita bude formou diskuze a zamyšlení se, co u známe a jak by to mohlo fungovat. Děti to nejdříve zkusí sami či ve skupinkách vymyslet a pak si to projdeme. </text:span><text:span text:style-name="T105">Odhadovaná doba je 40 až 50 minut.</text:span></text:p>
      <text:h text:style-name="P47" text:outline-level="3"><text:bookmark-start text:name="__RefHeading___Toc1156_2817858216"/>Hra si<text:span text:style-name="T42">mulace počítačové sítě</text:span><text:bookmark-end text:name="__RefHeading___Toc1156_2817858216"/></text:h>
      <text:p text:style-name="P48"><text:span text:style-name="T22">Při této aktivitě navážeme na předchozí teoretickou. </text:span><text:span text:style-name="T106">Vedoucí si připraví někde na asfaltu či kachličkách pomocí křídy jednoduchou počítačovou sít (obrázek této sítě doplním). Děti následně budou mí za úkol z jednoho konce (jakože počítač) se dostat na druhý (jakože server), </text:span><text:span text:style-name="T107">povede tam více cest a děti mají zjistit kolik různých cest existuje, zkusí si síť nakreslit a zpět od serveru si k počítači donesou papírky se zakódovanými informacemi v binární soustavě (po včerejšku by měli být schopni to rozkódovat), </text:span><text:span text:style-name="T108">budou tam jména významných informatických firem, o kterých si následně popovídáme. </text:span><text:span text:style-name="T109">Odhadovaný čas je 60 až 70 minut </text:span><text:span text:style-name="T110">(případně až do oběda). </text:span></text:p>
      <text:h text:style-name="P49" text:outline-level="2"><text:bookmark-start text:name="__RefHeading___Toc1158_2817858216"/>Odpoledne<text:bookmark-end text:name="__RefHeading___Toc1158_2817858216"/></text:h>
      <text:p text:style-name="P50">Po obědě se vrhneme na diskuzi a následně si osvěžíme informace o počítačích a programování z prvního dne, abychom se připravili na čtvrtek, kde budeme prakticky programovat. <text:span text:style-name="T111">Svačinka bude mezi druhou a třetí aktivitou.</text:span></text:p>
      <text:h text:style-name="P51" text:outline-level="3"><text:bookmark-start text:name="__RefHeading___Toc1160_2817858216"/>Diskuze, téma dle zájmu<text:bookmark-end text:name="__RefHeading___Toc1160_2817858216"/></text:h>
      <text:p text:style-name="P52"><text:soft-page-break/><text:span text:style-name="T93">Během této diskuze probereme téma, které si určíme předchozí dny, pokud se nám podaří vybrat nějaké rozumné, pokud ne, tak jsou možná témata jako různé programovací jazyky a jejich použití, můžeme se pobavit o středních školách, kde se učí informatika a jak se učí. </text:span><text:span text:style-name="T112">Podle vybraného tématu si připraví vedoucí doplňující program, tedy myšlenky k zamyšlení či </text:span><text:span text:style-name="T113">nějaká jiná aktivita. Odhadovaná doba je 30 až 40 minut.</text:span></text:p>
      <text:h text:style-name="P53" text:outline-level="3"><text:bookmark-start text:name="__RefHeading___Toc1162_2817858216"/>Opakování programování a počítačů<text:bookmark-end text:name="__RefHeading___Toc1162_2817858216"/></text:h>
      <text:p text:style-name="P54"><text:span text:style-name="T93">Vrátíme se k tomu, co jsme dělali dříve, projdeme si pracovní listy z předchozích dnů a formou diskuze a zamyšlení přijdeme třeba i na další poznatky, </text:span><text:span text:style-name="T114">důležité pro zítřek bude pochopení teorie programování a toho co ty příkazy v počítači zhruba dělají</text:span><text:span text:style-name="T93">. </text:span><text:span text:style-name="T115">Popovídáme si o tom, co budeme dělat zítra a jak to souvisí s tím, co jsme dělali doposud. Odhadovaná doba je 30 až 40 minut </text:span><text:span text:style-name="T114">(případně do svačinky)</text:span><text:span text:style-name="T115">. </text:span></text:p>
      <text:h text:style-name="P55" text:outline-level="3"><text:bookmark-start text:name="__RefHeading___Toc1164_2817858216"/>Znovu oprášení hry ovládej svého člověka<text:bookmark-end text:name="__RefHeading___Toc1164_2817858216"/></text:h>
      <text:p text:style-name="P56"><text:span text:style-name="T114">N</text:span><text:span text:style-name="T93">echáme dětem pár minut aby zdokonalili své zapsané příkazy z předchozích dní, </text:span><text:span text:style-name="T116">měli by vymyslet o něco lepší a praktičtější instrukce na ovládání člověka. Dále bude aktivita pokračovat obdobně jako první den, tedy: </text:span><text:span text:style-name="T117">Vedoucí připraví v daném prostoru start a cíl popřípadě nějaké překážky </text:span><text:span text:style-name="T118">či cíl, co má „ovládaný“ splnit</text:span><text:span text:style-name="T117"> (</text:span><text:span text:style-name="T119">4</text:span><text:span text:style-name="T117"> dráhy, </text:span><text:span text:style-name="T119">vedoucí budou měřit čas průchodu, vždy se bude závodit jen na 2 drahách zároveň</text:span><text:span text:style-name="T117">). Dvojice/trojice které vymýšlely instrukce pro ovládání člověka si je vyzkouší, vyberou jednoho </text:span><text:span text:style-name="T120">(v průběhu se mohou střídat)</text:span><text:span text:style-name="T117"> „ovládaného“, zavážou mu oči a zbytek dvojice/trojice ho bude navádět od startu k cíli. „Ovládaný“ může vykonávat jen instrukce, které si vymysleli, </text:span><text:span text:style-name="T121">následně si vyzkouší i „instrukční </text:span><text:span text:style-name="T122">sady</text:span><text:span text:style-name="T121">“ </text:span><text:span text:style-name="T122">ostatních dvojic/trojic</text:span><text:span text:style-name="T117">. </text:span><text:span text:style-name="T121">Odhadovaná doba je </text:span><text:span text:style-name="T118">40</text:span><text:span text:style-name="T121"> až </text:span><text:span text:style-name="T93">50</text:span><text:span text:style-name="T121"> minut.</text:span></text:p>
      <text:h text:style-name="P57" text:outline-level="3"><text:bookmark-start text:name="__RefHeading___Toc1166_2817858216"/><text:span text:style-name="T42">Ukončovací aktivita</text:span> dne<text:bookmark-end text:name="__RefHeading___Toc1166_2817858216"/></text:h>
      <text:p text:style-name="P58"><text:span text:style-name="T123">Obdobně jako minulé dny během ukončovací aktivity probereme co jsme během dne dělali, zkusíme se nad tím ještě chvíli zamyslet. Následně si projdeme organizační věci a domluvu, tedy dnes speciálně upozorníme, že zítra, tedy ve čtvrtek budeme v areálu SPŠE Olomouc. </text:span><text:span text:style-name="T124">Ukončovací aktivita může podle nálady obsahovat i drobnou pohybovou hru či diskuzi, třeba o internetu a vlivu internetu na člověka (což se krásně hodí k dnešnímu tématu počítačových sítí). Během této aktivity budou děti postupně odcházet. Odhadovaná doba je 30 až 40 minut případně než odejdou všechny děti. Pokud by zbývalo více času tak se můžeme vrátit ke kódování či si udělat nějakou šifrovačku.</text:span></text:p>
      <text:h text:style-name="P59" text:outline-level="1"><text:bookmark-start text:name="__RefHeading___Toc1532_3149625952"/>Čtvrtek<text:bookmark-end text:name="__RefHeading___Toc1532_3149625952"/></text:h>
      <text:p text:style-name="P60">Celý den strávíme (kromě oběda) v areálu SPŠE Olomouc, na oběd půjdeme do menzy a 17. Listopadu.</text:p>
      <text:h text:style-name="P61" text:outline-level="2"><text:bookmark-start text:name="__RefHeading___Toc1534_3149625952"/>Dopoledne<text:bookmark-end text:name="__RefHeading___Toc1534_3149625952"/></text:h>
      <text:p text:style-name="P62"><text:span text:style-name="T42">Sraz dopoledne nebude klasicky u loděnice ale tentokrát bude u SPŠE Olomouc či jinde podle domluvy (například u nádraží či </text:span><text:span text:style-name="T125">na Tržnici</text:span><text:span text:style-name="T42">). </text:span><text:span text:style-name="T125">Svačinky si musíme nějak vzít z loděnice (asi den předtím). </text:span><text:span text:style-name="T126">Svačinku si dáme někdy během druhé aktivity.</text:span><text:span text:style-name="T125"> </text:span><text:span text:style-name="T127">Celý den se budeme věnovat programování. </text:span><text:span text:style-name="T126">Oběd máme zajištěný v menze UP na 17. Listopadu, musíme tam tedy dojít </text:span><text:span text:style-name="T128">(je to zhruba 1.5 kilometru). </text:span></text:p>
      <text:h text:style-name="Heading_20_3" text:outline-level="3"><text:bookmark-start text:name="__RefHeading___Toc1536_3149625952"/><text:span text:style-name="T129">Uvítání na SPŠE Olomouc </text:span><text:s/><text:bookmark-end text:name="__RefHeading___Toc1536_3149625952"/></text:h>
      <text:p text:style-name="P63">Až budeme všichni tak nás na škole uvítá zástupce z vedení školy, něco nám o škole řekne popřípadě si s námi školu projde (bude to „exkurze“ jen na chvíli a zastavíme se jen na nejzajímavějších místech, jako je místnost s robotem Kuka nebo místnost s 3D tiskárnami). Pohybovat se s námi po škole a lehce nás dozorovat bude jeden učitel. Odhadovaná doba je 30 až 40 minut. </text:p>
      <text:h text:style-name="P64" text:outline-level="3"><text:bookmark-start text:name="__RefHeading___Toc1538_3149625952"/>Programování v Pythonu<text:bookmark-end text:name="__RefHeading___Toc1538_3149625952"/></text:h>
      <text:p text:style-name="P65"><text:span text:style-name="T93">V této části dne budeme pokračovat v tom co jsme si teoreticky představili v minulých dnech a to programování, konkrétně v Pythonu. Budeme postupovat zhruba podle mých materiálů k Python kroužku (odkaz zde: </text:span><text:a xlink:type="simple" xlink:href="https://github.com/AskoldH/python_krouzek" text:style-name="Internet_20_link" text:visited-style-name="Visited_20_Internet_20_Link"><text:span text:style-name="T93">https://github.com/AskoldH/python_krouzek</text:span></text:a><text:span text:style-name="T93"> ), samozřejmě nestihneme vše a musíme to udělat rychleji, nicméně hlavní myšlenky si projdeme </text:span><text:span text:style-name="T130">(proměnné, podmínky, cykly, klíčová slova </text:span><text:span text:style-name="T131">atd.</text:span><text:span text:style-name="T130">)</text:span><text:span text:style-name="T131">. Bude to hodně o zkoušení, bude to hodně praktické, věnujeme část času aktivity pro vlastní programování </text:span><text:span text:style-name="T132">úlohy (vymyslíme relativně lehkou úlohu </text:span><text:span text:style-name="T133">ale která je dost zajímavá a je dostatečně k zamyšlení, </text:span><text:span text:style-name="T134">měla by být zhruba na 20 až 30 minut pro děti</text:span><text:span text:style-name="T132">). <text:s/></text:span><text:span text:style-name="T135">Odhadovaná doba je </text:span><text:span text:style-name="T136">160 až 170 minut popřípadě až do oběda.</text:span></text:p>
      <text:h text:style-name="P66" text:outline-level="2"><text:bookmark-start text:name="__RefHeading___Toc1540_3149625952"/>Odpoledne <text:bookmark-end text:name="__RefHeading___Toc1540_3149625952"/></text:h>
      <text:p text:style-name="P67">Po obědě <text:span text:style-name="T42">se vrátíme na SPŠE a budeme pokračovat v programování. Nejdřív si ale dáme krátkou diskuzi </text:span><text:span text:style-name="T137">a pohybovou aktivitu. </text:span><text:span text:style-name="T138">Je dost možné, že během odpoledne budeme dokončovat programování v Pythonu. </text:span><text:span text:style-name="T139">Svačinku stihneme po druhé nebo během druhé aktivity.</text:span></text:p>
      <text:h text:style-name="P68" text:outline-level="3"><text:bookmark-start text:name="__RefHeading___Toc1542_3149625952"/><text:soft-page-break/>Poobědová diskuze <text:bookmark-end text:name="__RefHeading___Toc1542_3149625952"/></text:h>
      <text:p text:style-name="P69"><text:span text:style-name="T140">T</text:span><text:span text:style-name="T22">ahle diskuze bude probíhat obdobně jako ty předchozí nicméně nebudeme se bavit o informatice ale o oboru elektrotechniky, který s informatikou velmi souvisí ale je více hardwarově mířený. </text:span><text:span text:style-name="T141">Pobavíme se více jaký hardware elektrotechnici vymýšlí aby naše informatické hračky mohli fungovat a zmíníme se o tom, jak se vyrábí. Odhadovaná doba je </text:span><text:span text:style-name="T142">20 až 30 minut.</text:span></text:p>
      <text:h text:style-name="P70" text:outline-level="3"><text:bookmark-start text:name="__RefHeading___Toc1544_3149625952"/>Programování Micro:bitu<text:bookmark-end text:name="__RefHeading___Toc1544_3149625952"/></text:h>
      <text:p text:style-name="P71"><text:span text:style-name="T22">Po dokončení </text:span><text:span text:style-name="T93">programování v Pythonu se vrhneme na programování s hardwarem, konkrétně s </text:span><text:span text:style-name="T143">M</text:span><text:span text:style-name="T93">icro:bitem (SPŠE je zapůjčila, já je připravím). Je to zařízení s LEDkami, tlačítky, reprákem atd., zkusíme se naučit ovládat LEDky, </text:span><text:span text:style-name="T144">reagovat na tlačítka atd., během toho si povíme i něco o eventy řízeném programování (jen velmi jednoduše). </text:span><text:span text:style-name="T145">Odhadovaná doba je </text:span><text:span text:style-name="T146">50</text:span><text:span text:style-name="T145"> až </text:span><text:span text:style-name="T146">6</text:span><text:span text:style-name="T145">0 minut.</text:span></text:p>
      <text:h text:style-name="P72" text:outline-level="3"><text:bookmark-start text:name="__RefHeading___Toc1611_3149625952"/>Výstavka z Micro:bitů<text:bookmark-end text:name="__RefHeading___Toc1611_3149625952"/></text:h>
      <text:p text:style-name="P73"><text:span text:style-name="T22">Během této aktivity </text:span><text:span text:style-name="T147">si naprogramujeme „výstavku z Micro:bitů“. Nápad je nastíněně v úvodu. Každé dítě si určitým způsobem naprogramuje svůj Micro:bit tak, aby zapadal do výsledné výstavky. </text:span><text:span text:style-name="T148">Na celou výstavku (na její obsah) přijdeme společně. </text:span><text:span text:style-name="T149">Odhadovaná doba je 60 až 70 minut popřípadě dokud nebudeme mít něco rozumného.</text:span></text:p>
      <text:h text:style-name="P74" text:outline-level="3"><text:bookmark-start text:name="__RefHeading___Toc1613_3149625952"/>Ukončovací aktivita dne<text:bookmark-end text:name="__RefHeading___Toc1613_3149625952"/></text:h>
      <text:p text:style-name="P75"><text:span text:style-name="T93">Během ukončovací aktivity klasicky shrneme co jsme dnes dělali, zreflektujeme jak se nám dař</text:span><text:span text:style-name="T150">i</text:span><text:span text:style-name="T93">lo a dořešíme organizační věci, </text:span><text:span text:style-name="T151">během této aktivity by měli děti postupně odcházet</text:span><text:span text:style-name="T93">. </text:span><text:span text:style-name="T150">Pokud bych</text:span><text:span text:style-name="T151">om nezažehli diskuzi na jakékoli téma, tak se vrátíme </text:span><text:span text:style-name="T143">k Python nebo Micro:bit programování. Odhadovaná doba aktivity je 30 až 40 minut popřípadě dokud všichni neodejdou.</text:span></text:p>
      <text:h text:style-name="P76" text:outline-level="1"><text:bookmark-start text:name="__RefHeading___Toc1615_3149625952"/>Pátek<text:bookmark-end text:name="__RefHeading___Toc1615_3149625952"/></text:h>
      <text:p text:style-name="P77">Poslední den, ukončíme a pobavíme se o všem co jsme dělali, aktivity p<text:span text:style-name="T152">á</text:span>tku shrnou celý týden a <text:span text:style-name="T152">nachystáme se </text:span><text:span text:style-name="T153">naši výstavku a od tří odpoledne bude </text:span><text:span text:style-name="T154">společné ukončení ve sportovní hale s vystoupeními ostatních příměšťáků.</text:span></text:p>
      <text:h text:style-name="P78" text:outline-level="2"><text:bookmark-start text:name="__RefHeading___Toc1667_3149625952"/>Dopoledne<text:bookmark-end text:name="__RefHeading___Toc1667_3149625952"/></text:h>
      <text:p text:style-name="P79">Svačinka klasicky mezi druhou a třetí aktivitou. </text:p>
      <text:h text:style-name="P80" text:outline-level="3"><text:bookmark-start text:name="__RefHeading___Toc1669_3149625952"/>Chodící a povídací rozehřívačka <text:bookmark-end text:name="__RefHeading___Toc1669_3149625952"/></text:h>
      <text:p text:style-name="P81"><text:span text:style-name="T155">T</text:span><text:span text:style-name="T22">uhle aktivitu už dobře známe, otázky se </text:span><text:span text:style-name="T93">budou týkat předchozích dní ale i </text:span><text:span text:style-name="T156">obecných otázek a srando otázek, otázky vymyslíme večer před pátkem, ať máme na co navazovat ze čtvrtka i předchozích dní. Odhadovaná doba je 20 až 30 minut.</text:span></text:p>
      <text:h text:style-name="P82" text:outline-level="3"><text:bookmark-start text:name="__RefHeading___Toc2130_1288694735"/>Tichá pošta alá počítačová síť<text:bookmark-end text:name="__RefHeading___Toc2130_1288694735"/></text:h>
      <text:p text:style-name="P83"><text:span text:style-name="T22">Rozdělíme se tři skupiny, každá bude tvořit jednu</text:span><text:span text:style-name="T93"> cestu v počítačové síti. </text:span><text:span text:style-name="T157">Budem si posílat šifrované zprávy a budem simulovat fungování zařízení v počítačové síti, někdo bude počítač, </text:span><text:span text:style-name="T158">někdo server, někdo switch atd., každý bude plnit svou funkci v síti. Posílané zprávy si </text:span><text:span text:style-name="T159">vedoucí vymyslí předem a můžou to být například jakože textové zprávy v aplikaci či název videa, které jsem jakože rozkliknul na YouTube. Odhadovaná doba je </text:span><text:span text:style-name="T160">6</text:span><text:span text:style-name="T159">0 až </text:span><text:span text:style-name="T160">70</text:span><text:span text:style-name="T159"> minut.</text:span></text:p>
      <text:h text:style-name="P84" text:outline-level="3"><text:bookmark-start text:name="__RefHeading___Toc2132_1288694735"/>Procházka po městě a hledání informatiky<text:bookmark-end text:name="__RefHeading___Toc2132_1288694735"/></text:h>
      <text:p text:style-name="P85"><text:span text:style-name="T22">Půjdeme na procházku po okolí, po městě a budeme hledat zařízení, která souvisí </text:span><text:span text:style-name="T93">s informatikou. Uděláme to formou soutěže, kde kdo najde nejvíce zařízení a taky je popíše vyhraje drobnost. </text:span><text:span text:style-name="T161">O každém zařízení </text:span><text:span text:style-name="T162">si popovídáme jak by mohlo fungovat a k čemu je. Odhadovaná doba je 60 až 70 minut</text:span><text:span text:style-name="T161"> </text:span><text:span text:style-name="T162">popřípadě až do oběda.</text:span></text:p>
      <text:h text:style-name="P86" text:outline-level="2"><text:bookmark-start text:name="__RefHeading___Toc1671_3149625952"/>Odpoledne<text:bookmark-end text:name="__RefHeading___Toc1671_3149625952"/></text:h>
      <text:p text:style-name="P87">Odpoledne strávíme <text:span text:style-name="T42">hledáním </text:span><text:span text:style-name="T163">diplomů, poslední ukončovací diskuzí nebo společným ukončením s všemi příměšťáky ve sportovní hale. </text:span><text:span text:style-name="T164">Svačinku stihneme po druhé aktivitě. </text:span><text:span text:style-name="T165">Uvidíme jak budeme stíhat, je možné že oběd bude později a tak bychom pořádně nestíhali, holt se musíme přispůsobit.</text:span></text:p>
      <text:h text:style-name="P88" text:outline-level="3"><text:bookmark-start text:name="__RefHeading___Toc1673_3149625952"/><text:soft-page-break/>Finální diskuze<text:bookmark-end text:name="__RefHeading___Toc1673_3149625952"/></text:h>
      <text:p text:style-name="Text_20_body"><text:span text:style-name="T166">Projdeme</text:span><text:span text:style-name="T163"> si témata, která jsme prošli během týdne, </text:span><text:span text:style-name="T167">zhodnotíme společně jak se nám dařilo a co si z příměšťáku odnášíme (jako vedoucí vymyslíme rozumný způsob jak nám dát zpětnou vazbu). </text:span><text:span text:style-name="T168">Připomeneme si hlavní koncepty témat. </text:span><text:span text:style-name="T164">Při zájmu si vyměníme socky (asi hlavně Instagram)</text:span><text:span text:style-name="T168"> Odhadovaná doba je 30 až 40 minut.</text:span></text:p>
      <text:h text:style-name="P89" text:outline-level="3"><text:bookmark-start text:name="__RefHeading___Toc1675_3149625952"/>Pohybová aktivita<text:bookmark-end text:name="__RefHeading___Toc1675_3149625952"/></text:h>
      <text:p text:style-name="P90"><text:span text:style-name="T169">Bude rázu vybíjené nebo obdobně složité hry, </text:span><text:span text:style-name="T93">naposledy se více pohneme a trošku poblbneme. Konkrétní hru vybereme podle předchozích dnů, pokud se některá osvědčí tak ji použijeme znova, můžeme taky napotřetí zrecyklovat „ovládání člověka“ nebo zvolit ú</text:span><text:span text:style-name="T170">plně jinou. Odhadovaná doba je 30 až 40 minut.</text:span></text:p>
      <text:h text:style-name="P91" text:outline-level="3"><text:bookmark-start text:name="__RefHeading___Toc1677_3149625952"/>Hledání diplomů<text:bookmark-end text:name="__RefHeading___Toc1677_3149625952"/></text:h>
      <text:p text:style-name="P92"><text:span text:style-name="T22">Vedoucí rozmístní někde po</text:span><text:span text:style-name="T93"> areálu diplomy pro děti (vytisknuté je dostane </text:span><text:span text:style-name="T171">snad už ráno</text:span><text:span text:style-name="T93">), </text:span><text:span text:style-name="T171">děti dostanou nápovědu kde se jejich diplom nachází a aby jej našli musí ji vyluštit, budou to slova zakódovaná v binární soustavě, takže by neměl být už problém je vyluštit. Rozmístění diplomů po areálu by mělo být rozumné v tom smyslu, že se děti nerozeběhnou po celém areálu ale z</text:span><text:span text:style-name="T172">ů</text:span><text:span text:style-name="T171">stanou relativně pohromadě. </text:span><text:span text:style-name="T172">Odhadovaná doba je  </text:span><text:span text:style-name="T170">2</text:span><text:span text:style-name="T172">0 až </text:span><text:span text:style-name="T170">3</text:span><text:span text:style-name="T172">0 minut. </text:span></text:p>
      <text:h text:style-name="P89" text:outline-level="3"><text:bookmark-start text:name="__RefHeading___Toc1679_3149625952"/>Příprava výstavky<text:bookmark-end text:name="__RefHeading___Toc1679_3149625952"/></text:h>
      <text:p text:style-name="P93"><text:span text:style-name="T22">Společnými silami dáme dohromady výstavku tak, aby nám hezky blikala a fungovala. Zkusíme si s ní chvíli ještě pohrát. Výstavku během příchodu rodičů budou hlídat jeden vedoucí a zhruba 3 děti, budeme ukazovat co jsme se naučili a co to vlastně dělá. Taky budeme rozdávat úspěšným řešitelům odměny. Odhadovaná doba je </text:span><text:span text:style-name="T173">15</text:span><text:span text:style-name="T22"> až </text:span><text:span text:style-name="T173">25</text:span><text:span text:style-name="T22"> minu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ource Code Pro Semibold" svg:font-family="'Source Code Pro Semibold'"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17cm" table:align="left" fo:background-color="transparent">
        <style:background-image/>
      </style:table-properties>
    </style:style>
    <style:style style:name="Table1.A" style:family="table-column">
      <style:table-column-properties style:column-width="8.5cm"/>
    </style:style>
    <style:style style:name="Table1.1" style:family="table-row">
      <style:table-row-properties style:min-row-height="2.097cm" fo:background-color="transparent">
        <style:background-image/>
      </style:table-row-properties>
    </style:style>
    <style:style style:name="Table1.A1" style:family="table-cell">
      <style:table-cell-properties style:vertical-align="middle" fo:padding="0.097cm" fo:border="none"/>
    </style:style>
    <style:style style:name="MP1" style:family="paragraph" style:parent-style-name="Table_20_Contents">
      <style:paragraph-properties fo:text-align="start" style:justify-single-word="false"/>
      <style:text-properties style:font-name="Source Code Pro Semibold" officeooo:paragraph-rsid="0023a96f"/>
    </style:style>
    <style:style style:name="MP2" style:family="paragraph" style:parent-style-name="Header">
      <style:paragraph-properties fo:text-align="end" style:justify-single-word="false"/>
      <style:text-properties style:font-name="Source Code Pro Semibold" officeooo:rsid="001cde8d" officeooo:paragraph-rsid="00239558"/>
    </style:style>
    <style:style style:name="MP3" style:family="paragraph" style:parent-style-name="Header">
      <style:paragraph-properties fo:text-align="end" style:justify-single-word="false"/>
      <style:text-properties style:font-name="Source Code Pro Semibold" officeooo:rsid="00d5bbac" officeooo:paragraph-rsid="00d5bbac"/>
    </style:style>
    <style:style style:name="MP4" style:family="paragraph" style:parent-style-name="Header">
      <style:paragraph-properties fo:text-align="end" style:justify-single-word="false" fo:padding="0.049cm" fo:border-left="none" fo:border-right="none" fo:border-top="none" fo:border-bottom="0.06pt solid #000000"/>
      <style:text-properties style:font-name="Source Code Pro Semibold" officeooo:rsid="001cde8d" officeooo:paragraph-rsid="001cde8d"/>
    </style:style>
    <style:style style:name="MP5" style:family="paragraph" style:parent-style-name="Footer">
      <style:paragraph-properties fo:text-align="center" style:justify-single-word="false" fo:padding-left="0.049cm" fo:padding-right="0.049cm" fo:padding-top="0.55cm" fo:padding-bottom="0.049cm" fo:border-left="none" fo:border-right="none" fo:border-top="0.06pt solid #000000" fo:border-bottom="none"/>
      <style:text-properties style:font-name="Source Code Pro Semibold" officeooo:paragraph-rsid="00298845"/>
    </style:style>
    <style:style style:name="Mfr1" style:family="graphic" style:parent-style-name="Graphics">
      <style:graphic-properties style:run-through="foreground" style:wrap="run-through" style:number-wrapped-paragraphs="1"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1" table:style-name="Table1">
          <table:table-column table:style-name="Table1.A" table:number-columns-repeated="2"/>
          <table:table-row table:style-name="Table1.1">
            <table:table-cell table:style-name="Table1.A1" office:value-type="string">
              <text:p text:style-name="MP1"><draw:frame draw:style-name="Mfr1" draw:name="Image1" text:anchor-type="char" svg:x="-0.155cm" svg:y="-0.695cm" svg:width="2.353cm" svg:height="2.388cm" draw:z-index="13"><draw:image xlink:href="Pictures/100000010000043F0000044F42802D4E.png" xlink:type="simple" xlink:show="embed" xlink:actuate="onLoad" draw:mime-type="image/png"/></draw:frame><text:s text:c="9"/>Léto teenagerů 2024</text:p>
            </table:table-cell>
            <table:table-cell table:style-name="Table1.A1" office:value-type="string">
              <text:p text:style-name="MP2">Informatika trochu jinak</text:p>
              <text:p text:style-name="MP3">Askold Horčička</text:p>
            </table:table-cell>
          </table:table-row>
        </table:table>
        <text:p text:style-name="MP4"/>
      </style:header>
      <style:footer>
        <text:p text:style-name="MP5"><text:bookmark-start text:name="PageNumWizard_FOOTER_Default Page Style1 Copy 1"/><text:page-number text:select-page="current">14</text:page-number><text:bookmark-end text:name="PageNumWizard_FOOTER_Default Page Style1 Copy 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0T14:43:24.596876271</meta:creation-date>
    <dc:title>primestak_2024</dc:title>
    <meta:editing-duration>PT7H19M12S</meta:editing-duration>
    <meta:editing-cycles>11</meta:editing-cycles>
    <meta:generator>LibreOffice/24.8.5.2$Linux_X86_64 LibreOffice_project/480$Build-2</meta:generator>
    <dc:date>2025-06-30T14:27:23.145235742</dc:date>
    <meta:print-date>2025-06-30T14:27:20.220284583</meta:print-date>
    <meta:document-statistic meta:table-count="1" meta:image-count="1" meta:object-count="0" meta:page-count="14" meta:paragraph-count="160" meta:word-count="3735" meta:character-count="23120" meta:non-whitespace-character-count="19508"/>
    <meta:template xlink:type="simple" xlink:actuate="onRequest" xlink:title="primestak_2024" xlink:href="../../../.config/libreoffice/4/user/template/primestak_2024.ott" meta:date="2024-06-20T14:43:24.217560882"/>
  </office:meta>
</office:document-meta>
</file>